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5000000100CEF3076E9A006DA0.png" manifest:media-type="image/png"/>
  <manifest:file-entry manifest:full-path="Pictures/100002010000005B0000003D9A4F17E6B1956064.png" manifest:media-type="image/png"/>
  <manifest:file-entry manifest:full-path="Pictures/10000201000000DB0000007704FB1338F6B39742.png" manifest:media-type="image/png"/>
  <manifest:file-entry manifest:full-path="Pictures/10000201000001EF0000007EC2BC9F1D25F62DCF.png" manifest:media-type="image/png"/>
  <manifest:file-entry manifest:full-path="Pictures/10000201000000AC0000008034559988CCAC839E.png" manifest:media-type="image/png"/>
  <manifest:file-entry manifest:full-path="Pictures/1000020100000064000000510FC5C2FF9F7E5D3F.png" manifest:media-type="image/png"/>
  <manifest:file-entry manifest:full-path="Pictures/10000201000000810000008AF2FBD606D660800B.png" manifest:media-type="image/png"/>
  <manifest:file-entry manifest:full-path="Pictures/100002010000008800000075B05C0A6C9FCE36AC.png" manifest:media-type="image/png"/>
  <manifest:file-entry manifest:full-path="Pictures/10000201000001FB000001F24011ABB0517225A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146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4" style:family="graphic" style:parent-style-name="objectwithoutfill">
      <style:graphic-properties draw:stroke="solid" svg:stroke-width="0.081cm" svg:stroke-color="#ff0000" draw:marker-start-width="0.321cm" draw:marker-end-width="0.321cm" draw:fill="solid" draw:textarea-vertical-align="middle" fo:padding-top="0.165cm" fo:padding-bottom="0.165cm" fo:padding-left="0.29cm" fo:padding-right="0.29cm"/>
    </style:style>
    <style:style style:name="gr5" style:family="graphic" style:parent-style-name="objectwithoutfill">
      <style:graphic-properties svg:stroke-width="0.081cm" svg:stroke-color="#ff0000" draw:marker-start-width="0.321cm" draw:marker-end-width="0.321cm" draw:fill="solid" draw:textarea-vertical-align="middle" fo:padding-top="0.165cm" fo:padding-bottom="0.165cm" fo:padding-left="0.29cm" fo:padding-right="0.29cm"/>
    </style:style>
    <style:style style:name="gr6" style:family="graphic" style:parent-style-name="objectwithoutfill">
      <style:graphic-properties draw:stroke="dash" draw:stroke-dash="Double_20_Dash" svg:stroke-color="#000000" draw:fill="solid" draw:fill-color="#111111" draw:textarea-vertical-align="middle"/>
    </style:style>
    <style:style style:name="gr7" style:family="graphic" style:parent-style-name="objectwithoutfill">
      <style:graphic-properties svg:stroke-width="0.081cm" svg:stroke-color="#e8a202" draw:marker-start-width="0.321cm" draw:marker-end-width="0.321cm" draw:fill="solid" draw:textarea-vertical-align="middle" fo:padding-top="0.165cm" fo:padding-bottom="0.165cm" fo:padding-left="0.29cm" fo:padding-right="0.29cm"/>
    </style:style>
    <style:style style:name="gr8" style:family="graphic" style:parent-style-name="objectwithoutfill">
      <style:graphic-properties draw:stroke="dash" draw:stroke-dash="Double_20_Dash" svg:stroke-color="#000000" draw:fill="solid" draw:textarea-vertical-align="middle"/>
    </style:style>
    <style:style style:name="gr9" style:family="graphic" style:parent-style-name="objectwithoutfill">
      <style:graphic-properties svg:stroke-width="0.081cm" svg:stroke-color="#800080" draw:marker-start-width="0.321cm" draw:marker-end-width="0.321cm" draw:fill="solid" draw:textarea-vertical-align="middle" fo:padding-top="0.165cm" fo:padding-bottom="0.165cm" fo:padding-left="0.29cm" fo:padding-right="0.29cm"/>
    </style:style>
    <style:style style:name="gr10" style:family="graphic" style:parent-style-name="objectwithoutfill">
      <style:graphic-properties draw:stroke="dash" draw:stroke-dash="Double_20_Dash_20_Dot_20_Dot" svg:stroke-width="0.053cm" svg:stroke-color="#3465a4" draw:marker-start-width="0.279cm" draw:marker-end-width="0.279cm" draw:fill="solid" draw:textarea-vertical-align="middle" fo:padding-top="0.151cm" fo:padding-bottom="0.151cm" fo:padding-left="0.276cm" fo:padding-right="0.276cm"/>
    </style:style>
    <style:style style:name="gr11" style:family="graphic" style:parent-style-name="objectwithoutfill">
      <style:graphic-properties svg:stroke-width="0.053cm" svg:stroke-color="#3465a4" draw:marker-start-width="0.279cm" draw:marker-end-width="0.279cm" draw:fill="solid" draw:textarea-vertical-align="middle" fo:padding-top="0.151cm" fo:padding-bottom="0.151cm" fo:padding-left="0.276cm" fo:padding-right="0.276cm"/>
    </style:style>
    <style:style style:name="gr12" style:family="graphic" style:parent-style-name="objectwithoutfill">
      <style:graphic-properties draw:stroke="dash" draw:stroke-dash="Double_20_Dash_20_Dot_20_Dot" svg:stroke-width="0.053cm" draw:marker-start-width="0.279cm" draw:marker-end-width="0.279cm" draw:fill="solid" draw:textarea-vertical-align="middle" fo:padding-top="0.151cm" fo:padding-bottom="0.151cm" fo:padding-left="0.276cm" fo:padding-right="0.276cm"/>
    </style:style>
    <style:style style:name="gr13" style:family="graphic" style:parent-style-name="objectwithoutfill">
      <style:graphic-properties svg:stroke-width="0.106cm" svg:stroke-color="#468a1a" draw:marker-start-width="0.358cm" draw:marker-end-width="0.358cm" draw:fill="solid" draw:textarea-vertical-align="middle" fo:padding-top="0.177cm" fo:padding-bottom="0.177cm" fo:padding-left="0.302cm" fo:padding-right="0.302cm"/>
    </style:style>
    <style:style style:name="gr14" style:family="graphic" style:parent-style-name="objectwithoutfill">
      <style:graphic-properties svg:stroke-width="0.081cm" svg:stroke-color="#ff4000" draw:marker-start-width="0.321cm" draw:marker-end-width="0.321cm" draw:fill="solid" draw:textarea-vertical-align="middle" fo:padding-top="0.165cm" fo:padding-bottom="0.165cm" fo:padding-left="0.29cm" fo:padding-right="0.29cm"/>
    </style:style>
    <style:style style:name="gr15" style:family="graphic" style:parent-style-name="objectwithoutfill">
      <style:graphic-properties draw:stroke="dash" draw:stroke-dash="Dot" svg:stroke-width="0.053cm" draw:marker-start="Circle" draw:marker-start-width="0.279cm" draw:marker-end="Circle" draw:marker-end-width="0.279cm" draw:fill="solid" draw:textarea-vertical-align="middle" fo:padding-top="0.151cm" fo:padding-bottom="0.151cm" fo:padding-left="0.276cm" fo:padding-right="0.276cm"/>
    </style:style>
    <style:style style:name="gr16" style:family="graphic" style:parent-style-name="objectwithoutfill">
      <style:graphic-properties draw:stroke="dash" draw:stroke-dash="Dashed_20__28_var_29_" svg:stroke-width="0.053cm" svg:stroke-color="#6b5e9b" draw:marker-start-width="0.279cm" draw:marker-end-width="0.279cm" draw:fill="solid" draw:textarea-vertical-align="middle" fo:padding-top="0.151cm" fo:padding-bottom="0.151cm" fo:padding-left="0.276cm" fo:padding-right="0.276cm"/>
    </style:style>
    <style:style style:name="gr17" style:family="graphic" style:parent-style-name="objectwithoutfill">
      <style:graphic-properties draw:stroke="dash" draw:stroke-dash="Long_20_Dot" svg:stroke-width="0.053cm" draw:marker-start-width="0.279cm" draw:marker-end-width="0.279cm" draw:fill="solid" draw:textarea-vertical-align="middle" fo:padding-top="0.151cm" fo:padding-bottom="0.151cm" fo:padding-left="0.276cm" fo:padding-right="0.276cm"/>
    </style:style>
    <style:style style:name="gr18" style:family="graphic" style:parent-style-name="objectwithoutfill">
      <style:graphic-properties draw:stroke="dash" draw:stroke-dash="Double_20_Dash" svg:stroke-width="0.028cm" svg:stroke-color="#000000" draw:marker-start-width="0.242cm" draw:marker-end-width="0.242cm" draw:fill="solid" draw:textarea-vertical-align="middle" fo:padding-top="0.139cm" fo:padding-bottom="0.139cm" fo:padding-left="0.264cm" fo:padding-right="0.264cm"/>
    </style:style>
    <style:style style:name="gr19" style:family="graphic" style:parent-style-name="objectwithoutfill">
      <style:graphic-properties svg:stroke-color="#813709" draw:fill="solid" draw:textarea-vertical-align="middle"/>
    </style:style>
    <style:style style:name="gr20" style:family="graphic" style:parent-style-name="objectwithoutfill">
      <style:graphic-properties svg:stroke-width="0.081cm" svg:stroke-color="#1c1c1c" draw:marker-start-width="0.321cm" draw:marker-end-width="0.321cm" draw:fill="solid" draw:textarea-vertical-align="middle" fo:padding-top="0.165cm" fo:padding-bottom="0.165cm" fo:padding-left="0.29cm" fo:padding-right="0.29cm"/>
    </style:style>
    <style:style style:name="gr21" style:family="graphic" style:parent-style-name="objectwithoutfill">
      <style:graphic-properties draw:stroke="dash" draw:stroke-dash="Double_20_Dash" svg:stroke-color="#111111" draw:fill="solid"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357cm" fo:min-width="0.658cm"/>
      <style:paragraph-properties style:writing-mode="lr-tb"/>
    </style:style>
    <style:style style:name="gr23" style:family="graphic" style:parent-style-name="objectwithoutfill">
      <style:graphic-properties draw:stroke="dash" draw:stroke-dash="Long_20_Dash_20_Dot" svg:stroke-width="0.053cm" svg:stroke-color="#ff5429" draw:marker-start-width="0.279cm" draw:marker-end-width="0.279cm" draw:fill="solid" draw:textarea-vertical-align="middle" fo:padding-top="0.151cm" fo:padding-bottom="0.151cm" fo:padding-left="0.276cm" fo:padding-right="0.276cm"/>
    </style:style>
    <style:style style:name="gr24" style:family="graphic" style:parent-style-name="objectwithoutfill">
      <style:graphic-properties draw:stroke="dash" draw:stroke-dash="_32__20_Dots_20_1_20_Dash" svg:stroke-width="0.081cm" svg:stroke-color="#7b3d00" draw:marker-start-width="0.321cm" draw:marker-end-width="0.321cm" draw:fill="solid" draw:textarea-vertical-align="middle" fo:padding-top="0.165cm" fo:padding-bottom="0.165cm" fo:padding-left="0.29cm" fo:padding-right="0.29cm"/>
    </style:style>
    <style:style style:name="gr25" style:family="graphic" style:parent-style-name="standard">
      <style:graphic-properties draw:stroke="none" svg:stroke-color="#000000" draw:fill="none" draw:fill-color="#ffffff" draw:textarea-horizontal-align="left" draw:auto-grow-height="true" draw:auto-grow-width="true" fo:min-height="0.357cm" fo:min-width="2.44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2.049cm" fo:min-width="1.323cm"/>
      <style:paragraph-properties style:writing-mode="lr-tb"/>
    </style:style>
    <style:style style:name="gr27" style:family="graphic" style:parent-style-name="objectwithoutfill">
      <style:graphic-properties draw:stroke="dash" draw:stroke-dash="Double_20_Dash" svg:stroke-width="0.028cm" svg:stroke-color="#111111" draw:marker-start-width="0.242cm" draw:marker-end-width="0.242cm" draw:fill="solid" draw:textarea-vertical-align="middle" fo:padding-top="0.139cm" fo:padding-bottom="0.139cm" fo:padding-left="0.264cm" fo:padding-right="0.264cm"/>
    </style:style>
    <style:style style:name="gr28" style:family="graphic" style:parent-style-name="objectwithoutfill">
      <style:graphic-properties draw:stroke="dash" draw:stroke-dash="Double_20_Dash" svg:stroke-color="#1c1c1c" draw:fill="solid" draw:textarea-vertical-align="middle"/>
    </style:style>
    <style:style style:name="gr29" style:family="graphic" style:parent-style-name="objectwithoutfill">
      <style:graphic-properties draw:stroke="dash" draw:stroke-dash="Long_20_Dash_20_Dot" svg:stroke-width="0.053cm" svg:stroke-color="#ff0000" draw:marker-start-width="0.279cm" draw:marker-end-width="0.279cm" draw:fill="solid" draw:textarea-vertical-align="middle" fo:padding-top="0.151cm" fo:padding-bottom="0.151cm" fo:padding-left="0.276cm" fo:padding-right="0.276cm"/>
    </style:style>
    <style:style style:name="gr30" style:family="graphic" style:parent-style-name="standard">
      <style:graphic-properties draw:textarea-vertical-align="middle"/>
    </style:style>
    <style:style style:name="gr31" style:family="graphic" style:parent-style-name="objectwithoutfill">
      <style:graphic-properties svg:stroke-width="0.102cm" svg:stroke-color="#ff0000" draw:marker-start-width="0.356cm" draw:marker-end="Arrow" draw:marker-end-width="0.457cm" draw:fill="solid" draw:textarea-vertical-align="middle" fo:padding-top="0.176cm" fo:padding-bottom="0.176cm" fo:padding-left="0.301cm" fo:padding-right="0.301cm"/>
    </style:style>
    <style:style style:name="gr32" style:family="graphic" style:parent-style-name="objectwithoutfill">
      <style:graphic-properties svg:stroke-width="0.152cm" svg:stroke-color="#ff0000" draw:marker-start-width="0.432cm" draw:marker-end-width="0.432cm" draw:fill="solid" draw:textarea-vertical-align="middle" fo:padding-top="0.201cm" fo:padding-bottom="0.201cm" fo:padding-left="0.326cm" fo:padding-right="0.326cm"/>
    </style:style>
    <style:style style:name="gr33" style:family="graphic" style:parent-style-name="objectwithoutfill">
      <style:graphic-properties svg:stroke-width="0.102cm" svg:stroke-color="#ff0000" draw:marker-start-width="0.356cm" draw:marker-end-width="0.356cm" draw:fill="solid" draw:textarea-vertical-align="middle" fo:padding-top="0.176cm" fo:padding-bottom="0.176cm" fo:padding-left="0.301cm" fo:padding-right="0.301cm"/>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writing-mode="lr-tb"/>
      <style:text-properties fo:font-size="11pt" style:font-size-asian="11pt" style:font-size-complex="11pt"/>
    </style:style>
    <style:style style:name="P3" style:family="paragraph">
      <loext:graphic-properties draw:fill="solid"/>
      <style:paragraph-properties fo:text-align="center"/>
    </style:style>
    <style:style style:name="P4" style:family="paragraph">
      <loext:graphic-properties draw:fill="solid" draw:fill-color="#111111"/>
      <style:paragraph-properties fo:text-align="center"/>
    </style:style>
    <style:style style:name="P5" style:family="paragraph">
      <loext:graphic-properties draw:fill="none" draw:fill-color="#ffffff"/>
      <style:paragraph-properties style:writing-mode="lr-tb"/>
      <style:text-properties fo:font-size="9pt" fo:font-weight="bold" style:font-size-asian="9pt" style:font-size-complex="9pt"/>
    </style:style>
    <style:style style:name="P6" style:family="paragraph">
      <loext:graphic-properties draw:fill="none" draw:fill-color="#ffffff"/>
      <style:paragraph-properties style:writing-mode="lr-tb"/>
      <style:text-properties fo:font-size="9pt" fo:font-weight="bold"/>
    </style:style>
    <style:style style:name="P7" style:family="paragraph">
      <loext:graphic-properties draw:fill="none" draw:fill-color="#ffffff"/>
      <style:paragraph-properties style:writing-mode="lr-tb"/>
      <style:text-properties fo:font-size="13pt"/>
    </style:style>
    <style:style style:name="P8" style:family="paragraph">
      <style:paragraph-properties fo:text-align="center"/>
    </style:style>
    <style:style style:name="T1" style:family="text">
      <style:text-properties fo:font-size="9pt" fo:font-weight="bold" style:font-size-asian="9pt" style:font-size-complex="9pt"/>
    </style:style>
    <style:style style:name="T2" style:family="text">
      <style:text-properties fo:font-size="9pt" fo:font-weight="bold"/>
    </style:style>
    <style:style style:name="T3" style:family="text">
      <style:text-properties fo:font-size="13pt" style:font-size-asian="14pt" style:font-size-complex="14pt"/>
    </style:style>
    <style:style style:name="T4" style:family="text">
      <style:text-properties fo:font-size="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xml:id="id1" draw:id="id1" draw:layer="layout" svg:width="10.175cm" svg:height="10.104cm" svg:x="2.778cm" svg:y="2.397cm">
          <draw:image xlink:href="Pictures/10000201000001FB000001F24011ABB0517225A8.png" xlink:type="simple" xlink:show="embed" xlink:actuate="onLoad" loext:mime-type="image/png">
            <text:p/>
          </draw:image>
        </draw:frame>
        <draw:frame draw:style-name="gr2" draw:text-style-name="P1" draw:layer="layout" svg:width="4.482cm" svg:height="5.207cm" svg:x="14.498cm" svg:y="5.381cm">
          <draw:image xlink:href="Pictures/100002010000008800000075B05C0A6C9FCE36AC.png" xlink:type="simple" xlink:show="embed" xlink:actuate="onLoad" loext:mime-type="image/png">
            <text:p/>
          </draw:image>
        </draw:frame>
        <draw:frame draw:style-name="gr2" draw:text-style-name="P1" draw:layer="layout" svg:width="5.453cm" svg:height="5.098cm" draw:transform="skewX (0.000174532925199433) rotate (0.00296705972839036) translate (3.661cm 16.476cm)">
          <draw:image xlink:href="Pictures/10000201000000810000008AF2FBD606D660800B.png" xlink:type="simple" xlink:show="embed" xlink:actuate="onLoad" loext:mime-type="image/png">
            <text:p/>
          </draw:image>
        </draw:frame>
        <draw:frame draw:style-name="gr2" draw:text-style-name="P1" draw:layer="layout" svg:width="2.645cm" svg:height="2.142cm" svg:x="4.048cm" svg:y="23.479cm">
          <draw:image xlink:href="Pictures/1000020100000064000000510FC5C2FF9F7E5D3F.png" xlink:type="simple" xlink:show="embed" xlink:actuate="onLoad" loext:mime-type="image/png">
            <text:p/>
          </draw:image>
        </draw:frame>
        <draw:frame draw:style-name="gr2" draw:text-style-name="P1" draw:layer="layout" svg:width="2.645cm" svg:height="2.142cm" svg:x="13.999cm" svg:y="23.606cm">
          <draw:image xlink:href="Pictures/1000020100000064000000510FC5C2FF9F7E5D3F.png" xlink:type="simple" xlink:show="embed" xlink:actuate="onLoad" loext:mime-type="image/png">
            <text:p/>
          </draw:image>
        </draw:frame>
        <draw:g>
          <draw:polygon draw:style-name="gr3" draw:text-style-name="P2" draw:layer="layout" svg:width="0.189cm" svg:height="0.267cm" svg:x="3.231cm" svg:y="26.179cm" svg:viewBox="0 0 190 268" draw:points="36,30 36,129 185,129 185,159 36,159 36,268 0,268 0,0 190,0 190,30">
            <text:p/>
          </draw:polygon>
          <draw:polygon draw:style-name="gr3" draw:text-style-name="P2" draw:layer="layout" svg:width="0.033cm" svg:height="0.281cm" svg:x="3.462cm" svg:y="26.165cm" svg:viewBox="0 0 34 282" draw:points="0,282 0,0 34,0 34,282">
            <text:p/>
          </draw:polygon>
          <draw:path draw:style-name="gr3" draw:text-style-name="P2" draw:layer="layout" svg:width="0.182cm" svg:height="0.212cm" svg:x="3.537cm" svg:y="26.237cm" svg:viewBox="0 0 183 213" svg:d="M183 106v13l-1 13-2 11-3 10-3 10-2 4-2 5-2 4-3 4-3 3-2 4-4 3-3 3-3 3-4 2-3 3-4 2-4 2-5 1-4 2-4 1-10 2-10 2h-11-11l-10-2-5-1-5-1-4-1-5-2-4-2-4-2-4-2-3-2-4-3-3-3-3-3-3-3-3-4-2-4-3-4-2-4-4-8-3-10-3-10-2-11-1-12v-13-13l1-12 2-11 3-10 3-10 4-8 5-8 5-7 6-7 7-5 7-5 9-3 9-3 9-2 11-2h11 11l11 2 10 2 4 1 5 1 4 2 4 2 4 2 3 3 4 2 3 3 3 3 3 3 3 3 2 4 3 4 2 4 2 4 2 4 3 10 2 10 2 12 1 12zM147 106v-10-10l-1-8-2-8-2-8-2-6-1-3-1-3-2-3-1-2-2-3-2-2-2-2-2-2-2-2-2-1-3-2-2-1-3-1-3-1-3-1-3-1h-6l-8-1-7 1h-6l-4 1-3 1-3 1-2 1-3 1-2 2-3 2-2 1-2 2-2 2-2 3-2 2-1 2-2 3-1 3-2 3-2 7-2 7-1 8-1 9-1 9v10 10l1 9 1 9 1 8 2 7 2 7 3 6 1 3 2 2 2 3 1 2 2 2 2 2 3 2 2 2 2 1 3 2 3 1 2 1 3 1h3l3 1h4l6 1 8-1h7l3-1 3-1 3-1 3-1 2-1 3-2 2-2 3-1 2-2 2-2 2-3 1-2 2-3 1-2 2-3 1-3 2-7 2-7 2-8 1-9v-10z">
            <text:p/>
          </draw:path>
          <draw:polygon draw:style-name="gr3" draw:text-style-name="P2" draw:layer="layout" svg:width="0.281cm" svg:height="0.204cm" svg:x="3.736cm" svg:y="26.241cm" svg:viewBox="0 0 282 205" draw:points="223,205 183,205 148,60 141,28 135,53 97,205 57,205 0,0 34,0 68,139 69,143 71,151 77,177 80,163 123,0 159,0 195,141 204,177 210,150 248,0 282,0">
            <text:p/>
          </draw:polygon>
          <draw:path draw:style-name="gr3" draw:text-style-name="P2" draw:layer="layout" svg:width="0.206cm" svg:height="0.266cm" svg:x="4.158cm" svg:y="26.179cm" svg:viewBox="0 0 207 267" svg:d="M207 80l-1 10-1 8-1 5-1 4-1 4-2 3-1 4-2 4-2 3-2 3-3 4-2 3-3 3-3 3-3 2-4 3-3 2-4 2-3 2-4 2-8 3-9 3-9 2-10 1h-10-79v104h-36v-267h112 11l11 1 9 2 9 2 9 3 4 2 3 2 4 2 3 2 4 2 3 3 3 3 3 3 2 3 3 3 2 3 2 3 2 4 1 3 2 4 1 4 1 4 1 4 1 9zM170 81v-7l-1-5-1-6-2-5-2-5-3-4-3-4-3-3-5-3-4-3-5-2-6-2-6-1-6-1-7-1h-8-72v105h74 7 7l6-1 6-2 5-2 5-2 5-3 4-3 4-4 3-4 2-4 2-5 2-5 1-6 1-6z">
            <text:p/>
          </draw:path>
          <draw:polygon draw:style-name="gr3" draw:text-style-name="P2" draw:layer="layout" svg:width="0.096cm" svg:height="0.208cm" svg:x="4.41cm" svg:y="26.237cm" svg:viewBox="0 0 97 209" draw:points="1,209 1,52 0,4 32,4 34,46 34,46 37,39 39,34 41,28 43,24 46,19 48,16 51,12 52,11 53,10 55,8 56,7 58,6 59,5 61,5 62,4 66,2 70,1 74,1 78,0 83,0 85,0 87,0 88,0 90,0 92,1 94,1 97,2 97,33 95,33 93,32 91,32 89,32 84,31 79,31 76,31 74,32 71,32 69,32 67,33 64,34 62,35 60,36 58,37 56,38 54,40 53,42 51,43 49,45 48,47 46,50 44,54 42,60 40,66 38,72 37,79 36,86 35,94 35,102 35,209">
            <text:p/>
          </draw:polygon>
          <draw:path draw:style-name="gr3" draw:text-style-name="P2" draw:layer="layout" svg:width="0.182cm" svg:height="0.212cm" svg:x="4.532cm" svg:y="26.237cm" svg:viewBox="0 0 183 213" svg:d="M183 106v13l-1 13-2 11-3 10-3 10-2 4-2 5-2 4-3 4-3 3-2 4-4 3-3 3-3 3-4 2-3 3-4 2-4 2-5 1-4 2-4 1-10 2-10 2h-11-11l-10-2-5-1-5-1-4-1-5-2-4-2-4-2-4-2-3-2-4-3-3-3-3-3-3-3-3-4-2-4-3-4-2-4-4-8-3-10-3-10-2-11-1-12v-13-13l1-12 2-11 3-10 3-10 4-8 5-8 5-7 6-7 7-5 7-5 9-3 9-3 9-2 11-2h11 11l11 2 10 2 4 1 5 1 4 2 4 2 4 2 3 3 4 2 3 3 3 3 3 3 3 3 2 4 3 4 2 4 2 4 2 4 3 10 2 10 2 12 1 12zM147 106v-10-10l-1-8-2-8-2-8-2-6-1-3-1-3-2-3-1-2-2-3-2-2-2-2-2-2-2-2-2-1-3-2-2-1-3-1-3-1-3-1-3-1h-6l-8-1-7 1h-6l-4 1-3 1-3 1-2 1-3 1-2 2-3 2-2 1-2 2-2 2-2 3-2 2-1 2-2 3-1 3-2 3-2 7-2 7-1 8-1 9-1 9v10 10l1 9 1 9 1 8 2 7 2 7 3 6 1 3 2 2 2 3 1 2 2 2 2 2 3 2 2 2 2 1 3 2 3 1 2 1 3 1h3l3 1h4l6 1 8-1h7l3-1 3-1 3-1 3-1 2-1 3-2 2-2 3-1 2-2 2-2 2-3 1-2 2-3 1-2 2-3 1-3 2-7 2-7 2-8 1-9v-10z">
            <text:p/>
          </draw:path>
          <draw:path draw:style-name="gr3" draw:text-style-name="P2" draw:layer="layout" svg:width="0.173cm" svg:height="0.288cm" svg:x="4.756cm" svg:y="26.238cm" svg:viewBox="0 0 174 289" svg:d="M174 105l-1 25-1 12-2 10-3 10-3 9-4 8-4 7-5 6-6 6-6 4-7 4-7 3-8 2-9 1-9 1-6-1h-5l-6-1-5-1-4-1-5-1-4-2-5-2-3-3-4-2-3-3-3-3-3-4-3-4-2-4-3-4h-1 1v1 2 6 23 80h-34v-243-27l-1-9v-6h33v1l1 4v14l1 14h1l2-5 3-4 2-4 3-4 3-3 4-3 3-3 4-2 4-2 4-2 4-2 5-1 5-1h5l6-1h6 9l9 2h4l4 2 4 1 3 1 4 2 3 2 3 2 3 2 3 3 3 2 2 3 3 3 2 4 2 3 2 4 2 4 3 9 3 9 2 11 1 11 1 12zM139 106l-1-10v-10l-1-9-1-8-2-7-2-7-2-5-1-3-2-2-1-2-2-3-2-1-2-2-1-2-2-1-3-2-2-1-2-1-3-1-2-1h-3l-3-1h-3l-6-1-5 1h-4l-5 1-4 1-4 1-3 1-3 2-2 1-1 1-3 2-3 3-2 3-2 3-3 3-1 4-2 4-2 5-1 4-1 5-1 6-1 5-1 6v7l-1 14v9l1 10 1 8 1 8 2 7 2 6 2 3 1 3 2 3 1 2 2 3 2 2 2 2 2 2 2 1 2 2 2 1 3 2 3 1 3 1 2 1h3l4 1h3 7 6 3l3-1h3l2-1 3-1 2-1 2-2 2-1 2-1 2-2 2-2 2-2 2-2 1-2 1-3 2-2 2-6 2-7 2-7 1-9 1-9v-9z">
            <text:p/>
          </draw:path>
          <draw:path draw:style-name="gr3" draw:text-style-name="P2" draw:layer="layout" svg:width="0.182cm" svg:height="0.212cm" svg:x="4.963cm" svg:y="26.237cm" svg:viewBox="0 0 183 213" svg:d="M183 106v13l-1 13-2 11-3 10-3 10-2 4-2 5-2 4-3 4-3 3-2 4-4 3-3 3-3 3-4 2-3 3-4 2-4 2-5 1-4 2-4 1-10 2-10 2h-11-11l-10-2-5-1-5-1-4-1-5-2-4-2-4-2-4-2-3-2-4-3-3-3-3-3-3-3-3-4-2-4-3-4-2-4-4-8-3-10-3-10-2-11-1-12v-13-13l1-12 2-11 3-10 3-10 4-8 5-8 5-7 6-7 7-5 7-5 9-3 9-3 9-2 11-2h11 11l11 2 10 2 4 1 5 1 4 2 4 2 4 2 3 3 4 2 3 3 3 3 3 3 3 3 2 4 3 4 2 4 2 4 2 4 3 10 2 10 2 12 1 12zM147 106v-10-10l-1-8-2-8-2-8-2-6-1-3-1-3-2-3-1-2-2-3-2-2-2-2-2-2-2-2-2-1-3-2-2-1-3-1-3-1-3-1-3-1h-6l-8-1-7 1h-6l-4 1-3 1-3 1-2 1-3 1-2 2-3 2-2 1-2 2-2 2-2 3-2 2-1 2-2 3-1 3-2 3-2 7-2 7-1 8-1 9-1 9v10 10l1 9 1 9 1 8 2 7 2 7 3 6 1 3 2 2 2 3 1 2 2 2 2 2 3 2 2 2 2 1 3 2 3 1 2 1 3 1h3l3 1h4l6 1 8-1h7l3-1 3-1 3-1 3-1 2-1 3-2 2-2 3-1 2-2 2-2 2-3 1-2 2-3 1-2 2-3 1-3 2-7 2-7 2-8 1-9v-10z">
            <text:p/>
          </draw:path>
          <draw:polygon draw:style-name="gr3" draw:text-style-name="P2" draw:layer="layout" svg:width="0.096cm" svg:height="0.208cm" svg:x="5.189cm" svg:y="26.237cm" svg:viewBox="0 0 97 209" draw:points="1,209 1,52 0,4 32,4 34,46 34,46 37,39 39,34 41,28 43,24 46,19 48,16 51,12 52,11 53,10 55,8 56,7 58,6 59,5 61,5 62,4 66,2 70,1 74,1 78,0 83,0 85,0 87,0 88,0 90,0 92,1 94,1 97,2 97,33 95,33 93,32 91,32 89,32 84,31 79,31 76,31 74,32 71,32 69,32 67,33 64,34 62,35 60,36 58,37 56,38 54,40 53,42 51,43 49,45 48,47 46,50 44,54 42,60 40,66 38,72 37,79 36,86 35,94 35,102 35,209">
            <text:p/>
          </draw:polygon>
          <draw:polygon draw:style-name="gr3" draw:text-style-name="P2" draw:layer="layout" svg:width="0.098cm" svg:height="0.253cm" svg:x="5.301cm" svg:y="26.195cm" svg:viewBox="0 0 99 254" draw:points="99,249 95,251 91,251 86,252 82,253 78,253 73,254 69,254 65,254 60,254 55,253 51,252 47,251 43,249 40,247 37,245 34,242 32,239 29,236 28,232 26,228 25,223 24,218 24,213 24,208 24,71 0,71 0,46 25,46 35,0 58,0 58,46 96,46 96,71 58,71 58,200 58,204 58,207 58,210 59,213 60,215 60,216 60,217 61,218 61,219 62,220 63,221 63,222 64,222 65,223 65,224 66,224 67,225 68,225 69,225 70,226 71,226 74,227 77,227 79,227 81,227 83,227 88,226 93,225 99,224">
            <text:p/>
          </draw:polygon>
          <draw:path draw:style-name="gr3" draw:text-style-name="P2" draw:layer="layout" svg:width="0.033cm" svg:height="0.28cm" svg:x="5.431cm" svg:y="26.165cm" svg:viewBox="0 0 34 281" svg:d="M0 33v-33h34v33zM0 281v-205h34v205z">
            <text:p/>
          </draw:path>
          <draw:path draw:style-name="gr3" draw:text-style-name="P2" draw:layer="layout" svg:width="0.182cm" svg:height="0.212cm" svg:x="5.505cm" svg:y="26.237cm" svg:viewBox="0 0 183 213" svg:d="M183 106v13l-1 13-2 11-3 10-3 10-2 4-2 5-2 4-3 4-3 3-2 4-4 3-3 3-3 3-4 2-3 3-4 2-4 2-5 1-4 2-4 1-10 2-10 2h-11-11l-10-2-5-1-5-1-4-1-5-2-4-2-4-2-4-2-3-2-4-3-3-3-3-3-3-3-3-4-2-4-3-4-2-4-4-8-3-10-3-10-2-11-1-12v-13-13l1-12 2-11 3-10 3-10 4-8 5-8 5-7 6-7 7-5 7-5 9-3 9-3 9-2 11-2h11 11l11 2 10 2 4 1 5 1 4 2 4 2 4 2 3 3 4 2 3 3 3 3 3 3 3 3 2 4 3 4 2 4 2 4 2 4 3 10 2 10 2 12 1 12zM147 106v-10-10l-1-8-2-8-2-8-2-6-1-3-1-3-2-3-1-2-2-3-2-2-2-2-2-2-2-2-2-1-3-2-2-1-3-1-3-1-3-1-3-1h-6l-8-1-7 1h-6l-4 1-3 1-3 1-2 1-3 1-2 2-3 2-2 1-2 2-2 2-2 3-2 2-1 2-2 3-1 3-2 3-2 7-2 7-1 8-1 9-1 9v10 10l1 9 1 9 1 8 2 7 2 7 3 6 1 3 2 2 2 3 1 2 2 2 2 2 3 2 2 2 2 1 3 2 3 1 2 1 3 1h3l3 1h4l6 1 8-1h7l3-1 3-1 3-1 3-1 2-1 3-2 2-2 3-1 2-2 2-2 2-3 1-2 2-3 1-2 2-3 1-3 2-7 2-7 2-8 1-9v-10z">
            <text:p/>
          </draw:path>
          <draw:polygon draw:style-name="gr3" draw:text-style-name="P2" draw:layer="layout" svg:width="0.164cm" svg:height="0.208cm" svg:x="5.731cm" svg:y="26.237cm" svg:viewBox="0 0 165 209" draw:points="131,209 131,79 130,69 130,65 130,61 129,57 128,54 127,50 127,47 125,45 124,42 123,40 121,38 120,36 118,34 116,33 114,31 112,30 109,29 106,28 103,28 100,27 96,27 92,26 88,26 82,27 77,27 74,28 71,29 69,30 66,31 64,32 62,33 59,34 57,36 55,38 53,39 51,41 49,43 48,45 46,48 45,50 43,53 41,58 39,63 37,69 36,76 35,83 35,90 35,209 1,209 1,48 1,19 1,10 0,6 0,4 32,4 32,4 32,4 32,6 33,9 33,19 34,39 34,39 37,34 40,29 44,25 47,21 50,17 54,14 58,11 61,9 65,7 70,5 74,3 79,2 84,1 89,1 94,0 100,0 108,0 116,1 123,2 129,4 132,5 135,7 138,8 140,9 143,11 145,13 147,15 149,17 151,19 153,21 155,24 156,27 157,29 159,32 161,39 163,46 164,54 165,63 165,72 165,209">
            <text:p/>
          </draw:polygon>
          <draw:path draw:style-name="gr3" draw:text-style-name="P2" draw:layer="layout" svg:width="0.198cm" svg:height="0.212cm" svg:x="5.937cm" svg:y="26.237cm" svg:viewBox="0 0 199 213" svg:d="M62 213h-8l-7-1-6-1-6-2-3-1-3-1-2-2-3-1-2-2-2-2-2-1-2-2-2-2-2-3-2-2-1-2-2-3-1-2-1-3-1-3-2-6-1-6-1-6v-7-8l1-7 1-4 1-3 1-3 1-3 2-3 1-3 2-3 2-3 2-2 2-3 2-2 3-2 3-2 3-2 3-2 3-2 7-3 8-2 9-2 10-2 10-1h11l47-1v-11l-1-6v-6l-1-5-1-5-1-2-1-2v-2l-1-2-1-2-2-1-1-2-1-1-1-1-2-2-2-1-1-1-2-1-2-1-2-1h-2l-4-1-5-1-5-1h-5-6-5l-5 1-4 1-4 1-4 1-1 1-2 1-1 1-2 1-1 1-1 1-1 1-1 1-1 2-1 1-1 1-1 2-2 3-1 4-1 4v4l-36-4 1-6 2-7 3-5 3-6 3-5 4-4 4-4 5-4 5-3 6-3 7-3 7-2 7-1 8-1 8-1h9 10l8 1 9 1 7 2 7 3 3 1 4 2 2 2 3 2 3 2 2 2 3 2 2 2 2 3 2 3 2 2 1 3 2 3 1 3 1 4 1 3 2 7 1 8v8 89 3 4l1 3v3l1 3v2l1 2 1 2v1l1 1 1 1v1h1l1 1 1 1h1l1 1h1 1l1 1h1 1 3 3 2l3-1h3v21l-6 1-7 1-6 1h-7-5l-4-1h-4l-2-1-1-1h-2l-2-1-1-1-2-1-1-1-1-1-1-1-2-1-1-1-1-2-1-1v-2l-2-3-1-4-1-4-1-4-1-5v-5h-1l-4 6-3 5-4 5-4 4-3 4-5 3-4 4-4 2-4 3-5 1-5 2-5 2-5 1h-6l-6 1zM70 187h4 5l4-1 4-1 5-1 4-1 3-2 4-2 4-2 3-3 3-2 3-3 3-3 2-3 3-4 2-3 2-4 2-4 1-4 1-3 1-4 1-4v-4l1-4v-17h-38l-11 1h-5l-5 1h-4l-4 1-4 1-3 1-3 1-3 2-3 1-2 2-3 2-2 2-2 2-1 2-2 3-1 2-1 3-1 3-1 3-1 4v3 4 4l1 4v4l1 3 1 2 1 1v2l1 1 1 1 1 2 1 1 1 1 1 1 1 1 2 1 1 1 1 1 2 1h1l2 1 3 1 4 1h4z">
            <text:p/>
          </draw:path>
          <draw:polygon draw:style-name="gr3" draw:text-style-name="P2" draw:layer="layout" svg:width="0.033cm" svg:height="0.281cm" svg:x="6.163cm" svg:y="26.165cm" svg:viewBox="0 0 34 282" draw:points="0,282 0,0 34,0 34,282">
            <text:p/>
          </draw:polygon>
          <draw:polygon draw:style-name="gr3" draw:text-style-name="P2" draw:layer="layout" svg:width="0.166cm" svg:height="0.212cm" svg:x="6.348cm" svg:y="26.237cm" svg:viewBox="0 0 167 213" draw:points="36,105 36,115 36,125 37,133 39,141 41,148 43,155 45,161 47,164 48,166 50,168 52,171 54,173 56,175 58,177 60,178 62,180 65,181 67,182 70,183 72,184 75,185 78,185 81,186 84,186 87,186 92,186 96,185 100,184 104,183 108,182 111,180 115,178 118,176 119,175 121,173 122,172 123,170 124,169 126,167 128,163 129,159 131,155 132,151 133,146 167,148 166,155 164,162 162,168 159,174 156,180 152,186 147,191 142,195 137,199 131,203 125,206 118,208 111,210 104,212 96,212 88,213 78,212 68,211 63,210 59,209 55,208 50,206 46,204 42,202 39,200 35,197 32,195 29,192 26,189 23,186 20,182 17,178 15,174 13,170 9,162 6,152 3,142 1,131 0,119 0,106 0,94 1,82 3,71 6,61 9,51 11,47 13,42 15,38 17,34 20,31 23,27 26,24 29,21 32,18 35,15 39,13 43,11 46,9 50,7 55,5 59,4 63,3 68,2 78,0 88,0 96,0 103,1 110,2 117,4 123,6 129,9 135,12 140,16 145,21 150,25 153,30 157,36 160,42 163,48 165,54 166,61 131,64 130,60 129,56 128,52 126,49 125,45 123,42 120,39 118,37 116,36 115,34 113,33 112,32 110,31 108,31 105,29 101,28 96,27 92,27 87,27 80,27 77,27 74,28 71,29 69,29 66,30 64,31 61,32 59,34 57,35 55,37 53,39 51,41 49,43 48,45 46,47 45,50 44,52 42,55 40,62 39,69 37,77 36,86 36,95">
            <text:p/>
          </draw:polygon>
          <draw:path draw:style-name="gr3" draw:text-style-name="P2" draw:layer="layout" svg:width="0.182cm" svg:height="0.212cm" svg:x="6.542cm" svg:y="26.237cm" svg:viewBox="0 0 183 213" svg:d="M183 106v13l-1 13-2 11-3 10-3 10-2 4-2 5-2 4-3 4-3 3-2 4-4 3-3 3-3 3-4 2-3 3-4 2-4 2-5 1-4 2-4 1-10 2-10 2h-11-11l-10-2-5-1-5-1-4-1-5-2-4-2-4-2-4-2-3-2-4-3-3-3-3-3-3-3-3-4-2-4-3-4-2-4-4-8-3-10-3-10-2-11-1-12v-13-13l1-12 2-11 3-10 3-10 4-8 5-8 5-7 6-7 7-5 7-5 9-3 9-3 9-2 11-2h11 11l11 2 10 2 4 1 5 1 4 2 4 2 4 2 3 3 4 2 3 3 3 3 3 3 3 3 2 4 3 4 2 4 2 4 2 4 3 10 2 10 2 12 1 12zM147 106v-10-10l-1-8-2-8-2-8-2-6-1-3-1-3-2-3-1-2-2-3-2-2-2-2-2-2-2-2-2-1-3-2-2-1-3-1-3-1-3-1-3-1h-6l-8-1-7 1h-6l-4 1-3 1-3 1-2 1-3 1-2 2-3 2-2 1-2 2-2 2-2 3-2 2-1 2-2 3-1 3-2 3-2 7-2 7-1 8-1 9-1 9v10 10l1 9 1 9 1 8 2 7 2 7 3 6 1 3 2 2 2 3 1 2 2 2 2 2 3 2 2 2 2 1 3 2 3 1 2 1 3 1h3l3 1h4l6 1 8-1h7l3-1 3-1 3-1 3-1 2-1 3-2 2-2 3-1 2-2 2-2 2-3 1-2 2-3 1-2 2-3 1-3 2-7 2-7 2-8 1-9v-10z">
            <text:p/>
          </draw:path>
          <draw:polygon draw:style-name="gr3" draw:text-style-name="P2" draw:layer="layout" svg:width="0.164cm" svg:height="0.208cm" svg:x="6.768cm" svg:y="26.237cm" svg:viewBox="0 0 165 209" draw:points="131,209 131,79 130,69 130,65 130,61 129,57 128,54 127,50 127,47 125,45 124,42 123,40 121,38 120,36 118,34 116,33 114,31 112,30 109,29 106,28 103,28 100,27 96,27 92,26 88,26 82,27 77,27 74,28 71,29 69,30 66,31 64,32 62,33 59,34 57,36 55,38 53,39 51,41 49,43 48,45 46,48 45,50 43,53 41,58 39,63 37,69 36,76 35,83 35,90 35,209 1,209 1,48 1,19 1,10 0,6 0,4 32,4 32,4 32,4 32,6 33,9 33,19 34,39 34,39 37,34 40,29 44,25 47,21 50,17 54,14 58,11 61,9 65,7 70,5 74,3 79,2 84,1 89,1 94,0 100,0 108,0 116,1 123,2 129,4 132,5 135,7 138,8 140,9 143,11 145,13 147,15 149,17 151,19 153,21 155,24 156,27 157,29 159,32 161,39 163,46 164,54 165,63 165,72 165,209">
            <text:p/>
          </draw:polygon>
          <draw:polygon draw:style-name="gr3" draw:text-style-name="P2" draw:layer="layout" svg:width="0.098cm" svg:height="0.253cm" svg:x="6.964cm" svg:y="26.195cm" svg:viewBox="0 0 99 254" draw:points="99,249 95,251 91,251 86,252 82,253 78,253 73,254 69,254 65,254 60,254 55,253 51,252 47,251 43,249 40,247 37,245 34,242 32,239 29,236 28,232 26,228 25,223 24,218 24,213 24,208 24,71 0,71 0,46 25,46 35,0 58,0 58,46 96,46 96,71 58,71 58,200 58,204 58,207 58,210 59,213 60,215 60,216 60,217 61,218 61,219 62,220 63,221 63,222 64,222 65,223 65,224 66,224 67,225 68,225 69,225 70,226 71,226 74,227 77,227 79,227 81,227 83,227 88,226 93,225 99,224">
            <text:p/>
          </draw:polygon>
          <draw:polygon draw:style-name="gr3" draw:text-style-name="P2" draw:layer="layout" svg:width="0.096cm" svg:height="0.208cm" svg:x="7.094cm" svg:y="26.237cm" svg:viewBox="0 0 97 209" draw:points="1,209 1,52 0,4 32,4 34,46 34,46 37,39 39,34 41,28 43,24 46,19 48,16 51,12 52,11 53,10 55,8 56,7 58,6 59,5 61,5 62,4 66,2 70,1 74,1 78,0 83,0 85,0 87,0 88,0 90,0 92,1 94,1 97,2 97,33 95,33 93,32 91,32 89,32 84,31 79,31 76,31 74,32 71,32 69,32 67,33 64,34 62,35 60,36 58,37 56,38 54,40 53,42 51,43 49,45 48,47 46,50 44,54 42,60 40,66 38,72 37,79 36,86 35,94 35,102 35,209">
            <text:p/>
          </draw:polygon>
          <draw:path draw:style-name="gr3" draw:text-style-name="P2" draw:layer="layout" svg:width="0.182cm" svg:height="0.212cm" svg:x="7.216cm" svg:y="26.237cm" svg:viewBox="0 0 183 213" svg:d="M183 106v13l-1 13-2 11-3 10-3 10-2 4-2 5-2 4-3 4-3 3-2 4-4 3-3 3-3 3-4 2-3 3-4 2-4 2-5 1-4 2-4 1-10 2-10 2h-11-11l-10-2-5-1-5-1-4-1-5-2-4-2-4-2-4-2-3-2-4-3-3-3-3-3-3-3-3-4-2-4-3-4-2-4-4-8-3-10-3-10-2-11-1-12v-13-13l1-12 2-11 3-10 3-10 4-8 5-8 5-7 6-7 7-5 7-5 9-3 9-3 9-2 11-2h11 11l11 2 10 2 4 1 5 1 4 2 4 2 4 2 3 3 4 2 3 3 3 3 3 3 3 3 2 4 3 4 2 4 2 4 2 4 3 10 2 10 2 12 1 12zM147 106v-10-10l-1-8-2-8-2-8-2-6-1-3-1-3-2-3-1-2-2-3-2-2-2-2-2-2-2-2-2-1-3-2-2-1-3-1-3-1-3-1-3-1h-6l-8-1-7 1h-6l-4 1-3 1-3 1-2 1-3 1-2 2-3 2-2 1-2 2-2 2-2 3-2 2-1 2-2 3-1 3-2 3-2 7-2 7-1 8-1 9-1 9v10 10l1 9 1 9 1 8 2 7 2 7 3 6 1 3 2 2 2 3 1 2 2 2 2 2 3 2 2 2 2 1 3 2 3 1 2 1 3 1h3l3 1h4l6 1 8-1h7l3-1 3-1 3-1 3-1 2-1 3-2 2-2 3-1 2-2 2-2 2-3 1-2 2-3 1-2 2-3 1-3 2-7 2-7 2-8 1-9v-10z">
            <text:p/>
          </draw:path>
          <draw:polygon draw:style-name="gr3" draw:text-style-name="P2" draw:layer="layout" svg:width="0.033cm" svg:height="0.281cm" svg:x="7.441cm" svg:y="26.165cm" svg:viewBox="0 0 34 282" draw:points="0,282 0,0 34,0 34,282">
            <text:p/>
          </draw:polygon>
          <draw:polygon draw:style-name="gr3" draw:text-style-name="P2" draw:layer="layout" svg:width="0.033cm" svg:height="0.281cm" svg:x="7.526cm" svg:y="26.165cm" svg:viewBox="0 0 34 282" draw:points="0,282 0,0 34,0 34,282">
            <text:p/>
          </draw:polygon>
          <draw:path draw:style-name="gr3" draw:text-style-name="P2" draw:layer="layout" svg:width="0.181cm" svg:height="0.212cm" svg:x="7.601cm" svg:y="26.237cm" svg:viewBox="0 0 182 213" svg:d="M36 114v9l1 8 1 7 1 7 3 7 2 6 1 3 2 2 2 3 1 2 2 3 2 2 2 2 3 2 2 1 2 2 3 1 2 2 3 1 3 1 3 1h3l3 1h3 7 5 6l4-1 5-1 4-1 4-2 4-1 4-2 3-3 3-2 2-3 3-3 2-2 2-4 1-3 2-3 30 9-3 5-3 6-3 5-4 5-3 4-5 4-4 4-6 3-5 3-6 2-6 2-6 2-7 1-7 1-8 1h-8-11l-10-2-10-2-5-1-4-2-4-2-4-2-4-2-4-2-4-3-3-3-3-3-3-3-3-4-3-3-2-4-3-4-2-5-2-4-3-10-3-10-2-12-1-12v-13-12l1-12 2-11 3-10 3-9 2-5 2-4 3-4 2-4 3-3 3-4 3-3 3-3 3-3 4-3 4-2 3-2 4-2 5-2 4-2 4-1 10-2 10-2h11 11l10 2 9 2 9 3 8 4 8 4 6 6 6 6 6 8 4 8 4 9 3 10 3 10 2 12 1 12v13 5zM147 88l-1-8-1-7-2-7-2-6-2-6-3-5-1-3-1-2-2-2-2-2-1-2-2-1-2-2-2-1-2-2-3-1-2-1-2-1-3-1-2-1-6-1-6-1h-6-6l-6 1-2 1-3 1h-3l-2 1-3 2-2 1-2 1-2 2-2 1-2 2-2 2-2 2-2 2-2 2-3 5-2 5-2 6-2 6-1 6-1 7-1 7z">
            <text:p/>
          </draw:path>
          <draw:polygon draw:style-name="gr3" draw:text-style-name="P2" draw:layer="layout" svg:width="0.096cm" svg:height="0.208cm" svg:x="7.827cm" svg:y="26.237cm" svg:viewBox="0 0 97 209" draw:points="1,209 1,52 0,4 32,4 34,46 34,46 37,39 39,34 41,28 43,24 46,19 48,16 51,12 52,11 53,10 55,8 56,7 58,6 59,5 61,5 62,4 66,2 70,1 74,1 78,0 83,0 85,0 87,0 88,0 90,0 92,1 94,1 97,2 97,33 95,33 93,32 91,32 89,32 84,31 79,31 76,31 74,32 71,32 69,32 67,33 64,34 62,35 60,36 58,37 56,38 54,40 53,42 51,43 49,45 48,47 46,50 44,54 42,60 40,66 38,72 37,79 36,86 35,94 35,102 35,209">
            <text:p/>
          </draw:polygon>
          <draw:polygon draw:style-name="gr3" draw:text-style-name="P2" draw:layer="layout" svg:width="0.166cm" svg:height="0.266cm" svg:x="8.072cm" svg:y="26.179cm" svg:viewBox="0 0 167 267" draw:points="0,267 0,238 68,238 68,33 8,76 8,43 71,0 102,0 102,238 167,238 167,267">
            <text:p/>
          </draw:polygon>
        </draw:g>
        <draw:g>
          <draw:polygon draw:style-name="gr3" draw:text-style-name="P2" draw:layer="layout" svg:width="0.189cm" svg:height="0.267cm" svg:x="12.884cm" svg:y="26.29cm" svg:viewBox="0 0 190 268" draw:points="36,30 36,129 185,129 185,159 36,159 36,268 0,268 0,0 190,0 190,30">
            <text:p/>
          </draw:polygon>
          <draw:polygon draw:style-name="gr3" draw:text-style-name="P2" draw:layer="layout" svg:width="0.033cm" svg:height="0.281cm" svg:x="13.115cm" svg:y="26.276cm" svg:viewBox="0 0 34 282" draw:points="0,282 0,0 34,0 34,282">
            <text:p/>
          </draw:polygon>
          <draw:path draw:style-name="gr3" draw:text-style-name="P2" draw:layer="layout" svg:width="0.182cm" svg:height="0.212cm" svg:x="13.19cm" svg:y="26.348cm" svg:viewBox="0 0 183 213" svg:d="M183 106v13l-1 13-2 11-3 10-3 10-2 4-2 5-2 4-3 4-3 3-2 4-4 3-3 3-3 3-4 2-3 3-4 2-4 2-5 1-4 2-4 1-10 2-10 2h-11-11l-10-2-5-1-5-1-4-1-5-2-4-2-4-2-4-2-3-2-4-3-3-3-3-3-3-3-3-4-2-4-3-4-2-4-4-8-3-10-3-10-2-11-1-12v-13-13l1-12 2-11 3-10 3-10 4-8 5-8 5-7 6-7 7-5 7-5 9-3 9-3 9-2 11-2h11 11l11 2 10 2 4 1 5 1 4 2 4 2 4 2 3 3 4 2 3 3 3 3 3 3 3 3 2 4 3 4 2 4 2 4 2 4 3 10 2 10 2 12 1 12zM147 106v-10-10l-1-8-2-8-2-8-2-6-1-3-1-3-2-3-1-2-2-3-2-2-2-2-2-2-2-2-2-1-3-2-2-1-3-1-3-1-3-1-3-1h-6l-8-1-7 1h-6l-4 1-3 1-3 1-2 1-3 1-2 2-3 2-2 1-2 2-2 2-2 3-2 2-1 2-2 3-1 3-2 3-2 7-2 7-1 8-1 9-1 9v10 10l1 9 1 9 1 8 2 7 2 7 3 6 1 3 2 2 2 3 1 2 2 2 2 2 3 2 2 2 2 1 3 2 3 1 2 1 3 1h3l3 1h4l6 1 8-1h7l3-1 3-1 3-1 3-1 2-1 3-2 2-2 3-1 2-2 2-2 2-3 1-2 2-3 1-2 2-3 1-3 2-7 2-7 2-8 1-9v-10z">
            <text:p/>
          </draw:path>
          <draw:polygon draw:style-name="gr3" draw:text-style-name="P2" draw:layer="layout" svg:width="0.281cm" svg:height="0.204cm" svg:x="13.389cm" svg:y="26.352cm" svg:viewBox="0 0 282 205" draw:points="223,205 183,205 148,60 141,28 135,53 97,205 57,205 0,0 34,0 68,139 69,143 71,151 77,177 80,163 123,0 159,0 195,141 204,177 210,150 248,0 282,0">
            <text:p/>
          </draw:polygon>
          <draw:path draw:style-name="gr3" draw:text-style-name="P2" draw:layer="layout" svg:width="0.206cm" svg:height="0.266cm" svg:x="13.811cm" svg:y="26.29cm" svg:viewBox="0 0 207 267" svg:d="M207 80l-1 10-1 8-1 5-1 4-1 4-2 3-1 4-2 4-2 3-2 3-3 4-2 3-3 3-3 3-3 2-4 3-3 2-4 2-3 2-4 2-8 3-9 3-9 2-10 1h-10-79v104h-36v-267h112 11l11 1 9 2 9 2 9 3 4 2 3 2 4 2 3 2 4 2 3 3 3 3 3 3 2 3 3 3 2 3 2 3 2 4 1 3 2 4 1 4 1 4 1 4 1 9zM170 81v-7l-1-5-1-6-2-5-2-5-3-4-3-4-3-3-5-3-4-3-5-2-6-2-6-1-6-1-7-1h-8-72v105h74 7 7l6-1 6-2 5-2 5-2 5-3 4-3 4-4 3-4 2-4 2-5 2-5 1-6 1-6z">
            <text:p/>
          </draw:path>
          <draw:polygon draw:style-name="gr3" draw:text-style-name="P2" draw:layer="layout" svg:width="0.096cm" svg:height="0.208cm" svg:x="14.063cm" svg:y="26.348cm" svg:viewBox="0 0 97 209" draw:points="1,209 1,52 0,4 32,4 34,46 34,46 37,39 39,34 41,28 43,24 46,19 48,16 51,12 52,11 53,10 55,8 56,7 58,6 59,5 61,5 62,4 66,2 70,1 74,1 78,0 83,0 85,0 87,0 88,0 90,0 92,1 94,1 97,2 97,33 95,33 93,32 91,32 89,32 84,31 79,31 76,31 74,32 71,32 69,32 67,33 64,34 62,35 60,36 58,37 56,38 54,40 53,42 51,43 49,45 48,47 46,50 44,54 42,60 40,66 38,72 37,79 36,86 35,94 35,102 35,209">
            <text:p/>
          </draw:polygon>
          <draw:path draw:style-name="gr3" draw:text-style-name="P2" draw:layer="layout" svg:width="0.182cm" svg:height="0.212cm" svg:x="14.185cm" svg:y="26.348cm" svg:viewBox="0 0 183 213" svg:d="M183 106v13l-1 13-2 11-3 10-3 10-2 4-2 5-2 4-3 4-3 3-2 4-4 3-3 3-3 3-4 2-3 3-4 2-4 2-5 1-4 2-4 1-10 2-10 2h-11-11l-10-2-5-1-5-1-4-1-5-2-4-2-4-2-4-2-3-2-4-3-3-3-3-3-3-3-3-4-2-4-3-4-2-4-4-8-3-10-3-10-2-11-1-12v-13-13l1-12 2-11 3-10 3-10 4-8 5-8 5-7 6-7 7-5 7-5 9-3 9-3 9-2 11-2h11 11l11 2 10 2 4 1 5 1 4 2 4 2 4 2 3 3 4 2 3 3 3 3 3 3 3 3 2 4 3 4 2 4 2 4 2 4 3 10 2 10 2 12 1 12zM147 106v-10-10l-1-8-2-8-2-8-2-6-1-3-1-3-2-3-1-2-2-3-2-2-2-2-2-2-2-2-2-1-3-2-2-1-3-1-3-1-3-1-3-1h-6l-8-1-7 1h-6l-4 1-3 1-3 1-2 1-3 1-2 2-3 2-2 1-2 2-2 2-2 3-2 2-1 2-2 3-1 3-2 3-2 7-2 7-1 8-1 9-1 9v10 10l1 9 1 9 1 8 2 7 2 7 3 6 1 3 2 2 2 3 1 2 2 2 2 2 3 2 2 2 2 1 3 2 3 1 2 1 3 1h3l3 1h4l6 1 8-1h7l3-1 3-1 3-1 3-1 2-1 3-2 2-2 3-1 2-2 2-2 2-3 1-2 2-3 1-2 2-3 1-3 2-7 2-7 2-8 1-9v-10z">
            <text:p/>
          </draw:path>
          <draw:path draw:style-name="gr3" draw:text-style-name="P2" draw:layer="layout" svg:width="0.173cm" svg:height="0.288cm" svg:x="14.409cm" svg:y="26.349cm" svg:viewBox="0 0 174 289" svg:d="M174 105l-1 25-1 12-2 10-3 10-3 9-4 8-4 7-5 6-6 6-6 4-7 4-7 3-8 2-9 1-9 1-6-1h-5l-6-1-5-1-4-1-5-1-4-2-5-2-3-3-4-2-3-3-3-3-3-4-3-4-2-4-3-4h-1 1v1 2 6 23 80h-34v-243-27l-1-9v-6h33v1l1 4v14l1 14h1l2-5 3-4 2-4 3-4 3-3 4-3 3-3 4-2 4-2 4-2 4-2 5-1 5-1h5l6-1h6 9l9 2h4l4 2 4 1 3 1 4 2 3 2 3 2 3 2 3 3 3 2 2 3 3 3 2 4 2 3 2 4 2 4 3 9 3 9 2 11 1 11 1 12zM139 106l-1-10v-10l-1-9-1-8-2-7-2-7-2-5-1-3-2-2-1-2-2-3-2-1-2-2-1-2-2-1-3-2-2-1-2-1-3-1-2-1h-3l-3-1h-3l-6-1-5 1h-4l-5 1-4 1-4 1-3 1-3 2-2 1-1 1-3 2-3 3-2 3-2 3-3 3-1 4-2 4-2 5-1 4-1 5-1 6-1 5-1 6v7l-1 14v9l1 10 1 8 1 8 2 7 2 6 2 3 1 3 2 3 1 2 2 3 2 2 2 2 2 2 2 1 2 2 2 1 3 2 3 1 3 1 2 1h3l4 1h3 7 6 3l3-1h3l2-1 3-1 2-1 2-2 2-1 2-1 2-2 2-2 2-2 2-2 1-2 1-3 2-2 2-6 2-7 2-7 1-9 1-9v-9z">
            <text:p/>
          </draw:path>
          <draw:path draw:style-name="gr3" draw:text-style-name="P2" draw:layer="layout" svg:width="0.182cm" svg:height="0.212cm" svg:x="14.616cm" svg:y="26.348cm" svg:viewBox="0 0 183 213" svg:d="M183 106v13l-1 13-2 11-3 10-3 10-2 4-2 5-2 4-3 4-3 3-2 4-4 3-3 3-3 3-4 2-3 3-4 2-4 2-5 1-4 2-4 1-10 2-10 2h-11-11l-10-2-5-1-5-1-4-1-5-2-4-2-4-2-4-2-3-2-4-3-3-3-3-3-3-3-3-4-2-4-3-4-2-4-4-8-3-10-3-10-2-11-1-12v-13-13l1-12 2-11 3-10 3-10 4-8 5-8 5-7 6-7 7-5 7-5 9-3 9-3 9-2 11-2h11 11l11 2 10 2 4 1 5 1 4 2 4 2 4 2 3 3 4 2 3 3 3 3 3 3 3 3 2 4 3 4 2 4 2 4 2 4 3 10 2 10 2 12 1 12zM147 106v-10-10l-1-8-2-8-2-8-2-6-1-3-1-3-2-3-1-2-2-3-2-2-2-2-2-2-2-2-2-1-3-2-2-1-3-1-3-1-3-1-3-1h-6l-8-1-7 1h-6l-4 1-3 1-3 1-2 1-3 1-2 2-3 2-2 1-2 2-2 2-2 3-2 2-1 2-2 3-1 3-2 3-2 7-2 7-1 8-1 9-1 9v10 10l1 9 1 9 1 8 2 7 2 7 3 6 1 3 2 2 2 3 1 2 2 2 2 2 3 2 2 2 2 1 3 2 3 1 2 1 3 1h3l3 1h4l6 1 8-1h7l3-1 3-1 3-1 3-1 2-1 3-2 2-2 3-1 2-2 2-2 2-3 1-2 2-3 1-2 2-3 1-3 2-7 2-7 2-8 1-9v-10z">
            <text:p/>
          </draw:path>
          <draw:polygon draw:style-name="gr3" draw:text-style-name="P2" draw:layer="layout" svg:width="0.096cm" svg:height="0.208cm" svg:x="14.842cm" svg:y="26.348cm" svg:viewBox="0 0 97 209" draw:points="1,209 1,52 0,4 32,4 34,46 34,46 37,39 39,34 41,28 43,24 46,19 48,16 51,12 52,11 53,10 55,8 56,7 58,6 59,5 61,5 62,4 66,2 70,1 74,1 78,0 83,0 85,0 87,0 88,0 90,0 92,1 94,1 97,2 97,33 95,33 93,32 91,32 89,32 84,31 79,31 76,31 74,32 71,32 69,32 67,33 64,34 62,35 60,36 58,37 56,38 54,40 53,42 51,43 49,45 48,47 46,50 44,54 42,60 40,66 38,72 37,79 36,86 35,94 35,102 35,209">
            <text:p/>
          </draw:polygon>
          <draw:polygon draw:style-name="gr3" draw:text-style-name="P2" draw:layer="layout" svg:width="0.098cm" svg:height="0.253cm" svg:x="14.954cm" svg:y="26.306cm" svg:viewBox="0 0 99 254" draw:points="99,249 95,251 91,251 86,252 82,253 78,253 73,254 69,254 65,254 60,254 55,253 51,252 47,251 43,249 40,247 37,245 34,242 32,239 29,236 28,232 26,228 25,223 24,218 24,213 24,208 24,71 0,71 0,46 25,46 35,0 58,0 58,46 96,46 96,71 58,71 58,200 58,204 58,207 58,210 59,213 60,215 60,216 60,217 61,218 61,219 62,220 63,221 63,222 64,222 65,223 65,224 66,224 67,225 68,225 69,225 70,226 71,226 74,227 77,227 79,227 81,227 83,227 88,226 93,225 99,224">
            <text:p/>
          </draw:polygon>
          <draw:path draw:style-name="gr3" draw:text-style-name="P2" draw:layer="layout" svg:width="0.033cm" svg:height="0.28cm" svg:x="15.084cm" svg:y="26.276cm" svg:viewBox="0 0 34 281" svg:d="M0 33v-33h34v33zM0 281v-205h34v205z">
            <text:p/>
          </draw:path>
          <draw:path draw:style-name="gr3" draw:text-style-name="P2" draw:layer="layout" svg:width="0.182cm" svg:height="0.212cm" svg:x="15.158cm" svg:y="26.348cm" svg:viewBox="0 0 183 213" svg:d="M183 106v13l-1 13-2 11-3 10-3 10-2 4-2 5-2 4-3 4-3 3-2 4-4 3-3 3-3 3-4 2-3 3-4 2-4 2-5 1-4 2-4 1-10 2-10 2h-11-11l-10-2-5-1-5-1-4-1-5-2-4-2-4-2-4-2-3-2-4-3-3-3-3-3-3-3-3-4-2-4-3-4-2-4-4-8-3-10-3-10-2-11-1-12v-13-13l1-12 2-11 3-10 3-10 4-8 5-8 5-7 6-7 7-5 7-5 9-3 9-3 9-2 11-2h11 11l11 2 10 2 4 1 5 1 4 2 4 2 4 2 3 3 4 2 3 3 3 3 3 3 3 3 2 4 3 4 2 4 2 4 2 4 3 10 2 10 2 12 1 12zM147 106v-10-10l-1-8-2-8-2-8-2-6-1-3-1-3-2-3-1-2-2-3-2-2-2-2-2-2-2-2-2-1-3-2-2-1-3-1-3-1-3-1-3-1h-6l-8-1-7 1h-6l-4 1-3 1-3 1-2 1-3 1-2 2-3 2-2 1-2 2-2 2-2 3-2 2-1 2-2 3-1 3-2 3-2 7-2 7-1 8-1 9-1 9v10 10l1 9 1 9 1 8 2 7 2 7 3 6 1 3 2 2 2 3 1 2 2 2 2 2 3 2 2 2 2 1 3 2 3 1 2 1 3 1h3l3 1h4l6 1 8-1h7l3-1 3-1 3-1 3-1 2-1 3-2 2-2 3-1 2-2 2-2 2-3 1-2 2-3 1-2 2-3 1-3 2-7 2-7 2-8 1-9v-10z">
            <text:p/>
          </draw:path>
          <draw:polygon draw:style-name="gr3" draw:text-style-name="P2" draw:layer="layout" svg:width="0.164cm" svg:height="0.208cm" svg:x="15.384cm" svg:y="26.348cm" svg:viewBox="0 0 165 209" draw:points="131,209 131,79 130,69 130,65 130,61 129,57 128,54 127,50 127,47 125,45 124,42 123,40 121,38 120,36 118,34 116,33 114,31 112,30 109,29 106,28 103,28 100,27 96,27 92,26 88,26 82,27 77,27 74,28 71,29 69,30 66,31 64,32 62,33 59,34 57,36 55,38 53,39 51,41 49,43 48,45 46,48 45,50 43,53 41,58 39,63 37,69 36,76 35,83 35,90 35,209 1,209 1,48 1,19 1,10 0,6 0,4 32,4 32,4 32,4 32,6 33,9 33,19 34,39 34,39 37,34 40,29 44,25 47,21 50,17 54,14 58,11 61,9 65,7 70,5 74,3 79,2 84,1 89,1 94,0 100,0 108,0 116,1 123,2 129,4 132,5 135,7 138,8 140,9 143,11 145,13 147,15 149,17 151,19 153,21 155,24 156,27 157,29 159,32 161,39 163,46 164,54 165,63 165,72 165,209">
            <text:p/>
          </draw:polygon>
          <draw:path draw:style-name="gr3" draw:text-style-name="P2" draw:layer="layout" svg:width="0.198cm" svg:height="0.212cm" svg:x="15.59cm" svg:y="26.348cm" svg:viewBox="0 0 199 213" svg:d="M62 213h-8l-7-1-6-1-6-2-3-1-3-1-2-2-3-1-2-2-2-2-2-1-2-2-2-2-2-3-2-2-1-2-2-3-1-2-1-3-1-3-2-6-1-6-1-6v-7-8l1-7 1-4 1-3 1-3 1-3 2-3 1-3 2-3 2-3 2-2 2-3 2-2 3-2 3-2 3-2 3-2 3-2 7-3 8-2 9-2 10-2 10-1h11l47-1v-11l-1-6v-6l-1-5-1-5-1-2-1-2v-2l-1-2-1-2-2-1-1-2-1-1-1-1-2-2-2-1-1-1-2-1-2-1-2-1h-2l-4-1-5-1-5-1h-5-6-5l-5 1-4 1-4 1-4 1-1 1-2 1-1 1-2 1-1 1-1 1-1 1-1 1-1 2-1 1-1 1-1 2-2 3-1 4-1 4v4l-36-4 1-6 2-7 3-5 3-6 3-5 4-4 4-4 5-4 5-3 6-3 7-3 7-2 7-1 8-1 8-1h9 10l8 1 9 1 7 2 7 3 3 1 4 2 2 2 3 2 3 2 2 2 3 2 2 2 2 3 2 3 2 2 1 3 2 3 1 3 1 4 1 3 2 7 1 8v8 89 3 4l1 3v3l1 3v2l1 2 1 2v1l1 1 1 1v1h1l1 1 1 1h1l1 1h1 1l1 1h1 1 3 3 2l3-1h3v21l-6 1-7 1-6 1h-7-5l-4-1h-4l-2-1-1-1h-2l-2-1-1-1-2-1-1-1-1-1-1-1-2-1-1-1-1-2-1-1v-2l-2-3-1-4-1-4-1-4-1-5v-5h-1l-4 6-3 5-4 5-4 4-3 4-5 3-4 4-4 2-4 3-5 1-5 2-5 2-5 1h-6l-6 1zM70 187h4 5l4-1 4-1 5-1 4-1 3-2 4-2 4-2 3-3 3-2 3-3 3-3 2-3 3-4 2-3 2-4 2-4 1-4 1-3 1-4 1-4v-4l1-4v-17h-38l-11 1h-5l-5 1h-4l-4 1-4 1-3 1-3 1-3 2-3 1-2 2-3 2-2 2-2 2-1 2-2 3-1 2-1 3-1 3-1 3-1 4v3 4 4l1 4v4l1 3 1 2 1 1v2l1 1 1 1 1 2 1 1 1 1 1 1 1 1 2 1 1 1 1 1 2 1h1l2 1 3 1 4 1h4z">
            <text:p/>
          </draw:path>
          <draw:polygon draw:style-name="gr3" draw:text-style-name="P2" draw:layer="layout" svg:width="0.033cm" svg:height="0.281cm" svg:x="15.816cm" svg:y="26.276cm" svg:viewBox="0 0 34 282" draw:points="0,282 0,0 34,0 34,282">
            <text:p/>
          </draw:polygon>
          <draw:polygon draw:style-name="gr3" draw:text-style-name="P2" draw:layer="layout" svg:width="0.166cm" svg:height="0.212cm" svg:x="16.001cm" svg:y="26.348cm" svg:viewBox="0 0 167 213" draw:points="36,105 36,115 36,125 37,133 39,141 41,148 43,155 45,161 47,164 48,166 50,168 52,171 54,173 56,175 58,177 60,178 62,180 65,181 67,182 70,183 72,184 75,185 78,185 81,186 84,186 87,186 92,186 96,185 100,184 104,183 108,182 111,180 115,178 118,176 119,175 121,173 122,172 123,170 124,169 126,167 128,163 129,159 131,155 132,151 133,146 167,148 166,155 164,162 162,168 159,174 156,180 152,186 147,191 142,195 137,199 131,203 125,206 118,208 111,210 104,212 96,212 88,213 78,212 68,211 63,210 59,209 55,208 50,206 46,204 42,202 39,200 35,197 32,195 29,192 26,189 23,186 20,182 17,178 15,174 13,170 9,162 6,152 3,142 1,131 0,119 0,106 0,94 1,82 3,71 6,61 9,51 11,47 13,42 15,38 17,34 20,31 23,27 26,24 29,21 32,18 35,15 39,13 43,11 46,9 50,7 55,5 59,4 63,3 68,2 78,0 88,0 96,0 103,1 110,2 117,4 123,6 129,9 135,12 140,16 145,21 150,25 153,30 157,36 160,42 163,48 165,54 166,61 131,64 130,60 129,56 128,52 126,49 125,45 123,42 120,39 118,37 116,36 115,34 113,33 112,32 110,31 108,31 105,29 101,28 96,27 92,27 87,27 80,27 77,27 74,28 71,29 69,29 66,30 64,31 61,32 59,34 57,35 55,37 53,39 51,41 49,43 48,45 46,47 45,50 44,52 42,55 40,62 39,69 37,77 36,86 36,95">
            <text:p/>
          </draw:polygon>
          <draw:path draw:style-name="gr3" draw:text-style-name="P2" draw:layer="layout" svg:width="0.182cm" svg:height="0.212cm" svg:x="16.195cm" svg:y="26.348cm" svg:viewBox="0 0 183 213" svg:d="M183 106v13l-1 13-2 11-3 10-3 10-2 4-2 5-2 4-3 4-3 3-2 4-4 3-3 3-3 3-4 2-3 3-4 2-4 2-5 1-4 2-4 1-10 2-10 2h-11-11l-10-2-5-1-5-1-4-1-5-2-4-2-4-2-4-2-3-2-4-3-3-3-3-3-3-3-3-4-2-4-3-4-2-4-4-8-3-10-3-10-2-11-1-12v-13-13l1-12 2-11 3-10 3-10 4-8 5-8 5-7 6-7 7-5 7-5 9-3 9-3 9-2 11-2h11 11l11 2 10 2 4 1 5 1 4 2 4 2 4 2 3 3 4 2 3 3 3 3 3 3 3 3 2 4 3 4 2 4 2 4 2 4 3 10 2 10 2 12 1 12zM147 106v-10-10l-1-8-2-8-2-8-2-6-1-3-1-3-2-3-1-2-2-3-2-2-2-2-2-2-2-2-2-1-3-2-2-1-3-1-3-1-3-1-3-1h-6l-8-1-7 1h-6l-4 1-3 1-3 1-2 1-3 1-2 2-3 2-2 1-2 2-2 2-2 3-2 2-1 2-2 3-1 3-2 3-2 7-2 7-1 8-1 9-1 9v10 10l1 9 1 9 1 8 2 7 2 7 3 6 1 3 2 2 2 3 1 2 2 2 2 2 3 2 2 2 2 1 3 2 3 1 2 1 3 1h3l3 1h4l6 1 8-1h7l3-1 3-1 3-1 3-1 2-1 3-2 2-2 3-1 2-2 2-2 2-3 1-2 2-3 1-2 2-3 1-3 2-7 2-7 2-8 1-9v-10z">
            <text:p/>
          </draw:path>
          <draw:polygon draw:style-name="gr3" draw:text-style-name="P2" draw:layer="layout" svg:width="0.164cm" svg:height="0.208cm" svg:x="16.421cm" svg:y="26.348cm" svg:viewBox="0 0 165 209" draw:points="131,209 131,79 130,69 130,65 130,61 129,57 128,54 127,50 127,47 125,45 124,42 123,40 121,38 120,36 118,34 116,33 114,31 112,30 109,29 106,28 103,28 100,27 96,27 92,26 88,26 82,27 77,27 74,28 71,29 69,30 66,31 64,32 62,33 59,34 57,36 55,38 53,39 51,41 49,43 48,45 46,48 45,50 43,53 41,58 39,63 37,69 36,76 35,83 35,90 35,209 1,209 1,48 1,19 1,10 0,6 0,4 32,4 32,4 32,4 32,6 33,9 33,19 34,39 34,39 37,34 40,29 44,25 47,21 50,17 54,14 58,11 61,9 65,7 70,5 74,3 79,2 84,1 89,1 94,0 100,0 108,0 116,1 123,2 129,4 132,5 135,7 138,8 140,9 143,11 145,13 147,15 149,17 151,19 153,21 155,24 156,27 157,29 159,32 161,39 163,46 164,54 165,63 165,72 165,209">
            <text:p/>
          </draw:polygon>
          <draw:polygon draw:style-name="gr3" draw:text-style-name="P2" draw:layer="layout" svg:width="0.098cm" svg:height="0.253cm" svg:x="16.617cm" svg:y="26.306cm" svg:viewBox="0 0 99 254" draw:points="99,249 95,251 91,251 86,252 82,253 78,253 73,254 69,254 65,254 60,254 55,253 51,252 47,251 43,249 40,247 37,245 34,242 32,239 29,236 28,232 26,228 25,223 24,218 24,213 24,208 24,71 0,71 0,46 25,46 35,0 58,0 58,46 96,46 96,71 58,71 58,200 58,204 58,207 58,210 59,213 60,215 60,216 60,217 61,218 61,219 62,220 63,221 63,222 64,222 65,223 65,224 66,224 67,225 68,225 69,225 70,226 71,226 74,227 77,227 79,227 81,227 83,227 88,226 93,225 99,224">
            <text:p/>
          </draw:polygon>
          <draw:polygon draw:style-name="gr3" draw:text-style-name="P2" draw:layer="layout" svg:width="0.096cm" svg:height="0.208cm" svg:x="16.747cm" svg:y="26.348cm" svg:viewBox="0 0 97 209" draw:points="1,209 1,52 0,4 32,4 34,46 34,46 37,39 39,34 41,28 43,24 46,19 48,16 51,12 52,11 53,10 55,8 56,7 58,6 59,5 61,5 62,4 66,2 70,1 74,1 78,0 83,0 85,0 87,0 88,0 90,0 92,1 94,1 97,2 97,33 95,33 93,32 91,32 89,32 84,31 79,31 76,31 74,32 71,32 69,32 67,33 64,34 62,35 60,36 58,37 56,38 54,40 53,42 51,43 49,45 48,47 46,50 44,54 42,60 40,66 38,72 37,79 36,86 35,94 35,102 35,209">
            <text:p/>
          </draw:polygon>
          <draw:path draw:style-name="gr3" draw:text-style-name="P2" draw:layer="layout" svg:width="0.182cm" svg:height="0.212cm" svg:x="16.869cm" svg:y="26.348cm" svg:viewBox="0 0 183 213" svg:d="M183 106v13l-1 13-2 11-3 10-3 10-2 4-2 5-2 4-3 4-3 3-2 4-4 3-3 3-3 3-4 2-3 3-4 2-4 2-5 1-4 2-4 1-10 2-10 2h-11-11l-10-2-5-1-5-1-4-1-5-2-4-2-4-2-4-2-3-2-4-3-3-3-3-3-3-3-3-4-2-4-3-4-2-4-4-8-3-10-3-10-2-11-1-12v-13-13l1-12 2-11 3-10 3-10 4-8 5-8 5-7 6-7 7-5 7-5 9-3 9-3 9-2 11-2h11 11l11 2 10 2 4 1 5 1 4 2 4 2 4 2 3 3 4 2 3 3 3 3 3 3 3 3 2 4 3 4 2 4 2 4 2 4 3 10 2 10 2 12 1 12zM147 106v-10-10l-1-8-2-8-2-8-2-6-1-3-1-3-2-3-1-2-2-3-2-2-2-2-2-2-2-2-2-1-3-2-2-1-3-1-3-1-3-1-3-1h-6l-8-1-7 1h-6l-4 1-3 1-3 1-2 1-3 1-2 2-3 2-2 1-2 2-2 2-2 3-2 2-1 2-2 3-1 3-2 3-2 7-2 7-1 8-1 9-1 9v10 10l1 9 1 9 1 8 2 7 2 7 3 6 1 3 2 2 2 3 1 2 2 2 2 2 3 2 2 2 2 1 3 2 3 1 2 1 3 1h3l3 1h4l6 1 8-1h7l3-1 3-1 3-1 3-1 2-1 3-2 2-2 3-1 2-2 2-2 2-3 1-2 2-3 1-2 2-3 1-3 2-7 2-7 2-8 1-9v-10z">
            <text:p/>
          </draw:path>
          <draw:polygon draw:style-name="gr3" draw:text-style-name="P2" draw:layer="layout" svg:width="0.033cm" svg:height="0.281cm" svg:x="17.094cm" svg:y="26.276cm" svg:viewBox="0 0 34 282" draw:points="0,282 0,0 34,0 34,282">
            <text:p/>
          </draw:polygon>
          <draw:polygon draw:style-name="gr3" draw:text-style-name="P2" draw:layer="layout" svg:width="0.033cm" svg:height="0.281cm" svg:x="17.179cm" svg:y="26.276cm" svg:viewBox="0 0 34 282" draw:points="0,282 0,0 34,0 34,282">
            <text:p/>
          </draw:polygon>
          <draw:path draw:style-name="gr3" draw:text-style-name="P2" draw:layer="layout" svg:width="0.181cm" svg:height="0.212cm" svg:x="17.254cm" svg:y="26.348cm" svg:viewBox="0 0 182 213" svg:d="M36 114v9l1 8 1 7 1 7 3 7 2 6 1 3 2 2 2 3 1 2 2 3 2 2 2 2 3 2 2 1 2 2 3 1 2 2 3 1 3 1 3 1h3l3 1h3 7 5 6l4-1 5-1 4-1 4-2 4-1 4-2 3-3 3-2 2-3 3-3 2-2 2-4 1-3 2-3 30 9-3 5-3 6-3 5-4 5-3 4-5 4-4 4-6 3-5 3-6 2-6 2-6 2-7 1-7 1-8 1h-8-11l-10-2-10-2-5-1-4-2-4-2-4-2-4-2-4-2-4-3-3-3-3-3-3-3-3-4-3-3-2-4-3-4-2-5-2-4-3-10-3-10-2-12-1-12v-13-12l1-12 2-11 3-10 3-9 2-5 2-4 3-4 2-4 3-3 3-4 3-3 3-3 3-3 4-3 4-2 3-2 4-2 5-2 4-2 4-1 10-2 10-2h11 11l10 2 9 2 9 3 8 4 8 4 6 6 6 6 6 8 4 8 4 9 3 10 3 10 2 12 1 12v13 5zM147 88l-1-8-1-7-2-7-2-6-2-6-3-5-1-3-1-2-2-2-2-2-1-2-2-1-2-2-2-1-2-2-3-1-2-1-2-1-3-1-2-1-6-1-6-1h-6-6l-6 1-2 1-3 1h-3l-2 1-3 2-2 1-2 1-2 2-2 1-2 2-2 2-2 2-2 2-2 2-3 5-2 5-2 6-2 6-1 6-1 7-1 7z">
            <text:p/>
          </draw:path>
          <draw:polygon draw:style-name="gr3" draw:text-style-name="P2" draw:layer="layout" svg:width="0.096cm" svg:height="0.208cm" svg:x="17.48cm" svg:y="26.348cm" svg:viewBox="0 0 97 209" draw:points="1,209 1,52 0,4 32,4 34,46 34,46 37,39 39,34 41,28 43,24 46,19 48,16 51,12 52,11 53,10 55,8 56,7 58,6 59,5 61,5 62,4 66,2 70,1 74,1 78,0 83,0 85,0 87,0 88,0 90,0 92,1 94,1 97,2 97,33 95,33 93,32 91,32 89,32 84,31 79,31 76,31 74,32 71,32 69,32 67,33 64,34 62,35 60,36 58,37 56,38 54,40 53,42 51,43 49,45 48,47 46,50 44,54 42,60 40,66 38,72 37,79 36,86 35,94 35,102 35,209">
            <text:p/>
          </draw:polygon>
          <draw:polygon draw:style-name="gr3" draw:text-style-name="P2" draw:layer="layout" svg:width="0.176cm" svg:height="0.27cm" svg:x="17.715cm" svg:y="26.286cm" svg:viewBox="0 0 177 271" draw:points="0,271 0,247 2,242 5,236 8,231 11,226 14,221 17,217 20,212 24,208 31,200 38,192 45,184 53,177 83,152 91,146 98,140 104,134 110,128 116,122 119,119 121,116 124,113 126,110 128,107 130,104 132,100 133,97 135,93 136,90 136,86 137,82 137,78 138,74 137,69 137,64 136,59 135,57 134,55 133,53 133,51 131,49 130,47 129,45 128,43 126,42 125,40 123,39 121,37 119,36 118,35 116,34 114,33 111,32 109,31 105,30 100,29 94,28 89,28 84,28 78,29 74,30 69,31 65,33 60,35 57,37 53,40 51,41 50,43 48,45 47,46 45,48 44,50 43,52 42,54 40,58 38,63 37,68 36,73 2,70 3,62 5,55 7,48 10,41 12,38 14,35 16,32 18,29 23,24 29,19 35,15 41,11 48,7 55,5 63,3 71,1 80,0 89,0 99,0 108,1 116,3 125,5 132,7 136,9 139,11 142,13 145,15 148,17 151,19 154,22 156,24 158,27 160,30 162,33 164,36 166,39 167,42 168,46 170,49 171,57 172,65 173,73 172,77 172,81 172,85 171,89 170,93 169,96 167,100 165,104 164,108 162,112 159,116 157,119 154,123 151,127 148,131 144,135 140,139 136,143 124,154 109,167 91,182 80,191 71,199 63,207 56,214 53,218 50,222 47,225 45,229 43,232 41,235 39,239 38,242 177,242 177,271">
            <text:p/>
          </draw:polygon>
        </draw:g>
        <draw:path draw:style-name="gr4" draw:text-style-name="P3" draw:layer="layout" svg:width="4.19cm" svg:height="2.285cm" draw:transform="rotate (-1.5707963267949) translate (19.415cm 1.889cm)" svg:viewBox="0 0 4191 2286" svg:d="M0 2286c2413 0 2540 0 2540 0v-2286h1651v1143-127">
          <text:p/>
        </draw:path>
        <draw:path draw:style-name="gr5" draw:text-style-name="P3" draw:layer="layout" svg:width="17.287cm" svg:height="1.396cm" draw:transform="rotate (-3.14159265358979) translate (18.288cm 2.90499999999996cm)" svg:viewBox="0 0 17288 1397" svg:d="M15595 0c121 0 1693 0 1693 0v1397h-17288">
          <text:p/>
        </draw:path>
        <draw:line draw:style-name="gr5" draw:text-style-name="P3" draw:layer="layout" svg:x1="17.129cm" svg:y1="2.016cm" svg:x2="17.129cm" svg:y2="1.508cm">
          <text:p/>
        </draw:line>
        <draw:frame draw:style-name="gr2" draw:text-style-name="P1" draw:layer="layout" svg:width="1.365cm" svg:height="1.016cm" svg:x="13.573cm" svg:y="13.7cm">
          <draw:image xlink:href="Pictures/10000201000000AC0000008034559988CCAC839E.png" xlink:type="simple" xlink:show="embed" xlink:actuate="onLoad" loext:mime-type="image/png">
            <text:p/>
          </draw:image>
        </draw:frame>
        <draw:path draw:style-name="gr6" draw:text-style-name="P4" draw:layer="layout" svg:width="12.191cm" svg:height="8.889cm" draw:transform="rotate (-3.14159265358979) translate (14.335cm 13.573cm)" svg:viewBox="0 0 12192 8890" svg:d="M0 0c11938 0 12192 0 12192 0v8890h-762">
          <text:p/>
        </draw:path>
        <draw:path draw:style-name="gr7" draw:text-style-name="P3" draw:layer="layout" svg:width="8.381cm" svg:height="5.841cm" svg:x="7.112cm" svg:y="11.049cm" svg:viewBox="0 0 8382 5842" svg:d="M5917 0c1232 0 2465 0 2465 0v4647h-8382v1195">
          <text:p/>
        </draw:path>
        <draw:path draw:style-name="gr5" draw:text-style-name="P3" xml:id="id2" draw:id="id2" draw:layer="layout" svg:width="10.063cm" svg:height="9.254cm" draw:transform="skewX (0.264068315826742) rotate (-2.52147717035621) translate (17.1844962683572cm 11.6526313852504cm)" svg:viewBox="0 0 10064 9255" svg:d="M10064 1037c-794 1788-887 1999-887 1999l-5071-3036-4106 9255">
          <text:p/>
        </draw:path>
        <draw:frame draw:style-name="gr2" draw:text-style-name="P1" draw:layer="layout" svg:width="10.477cm" svg:height="2.667cm" svg:x="6.033cm" svg:y="27.051cm">
          <draw:image xlink:href="Pictures/10000201000001EF0000007EC2BC9F1D25F62DCF.png" xlink:type="simple" xlink:show="embed" xlink:actuate="onLoad" loext:mime-type="image/png">
            <text:p/>
          </draw:image>
        </draw:frame>
        <draw:path draw:style-name="gr5" draw:text-style-name="P3" draw:layer="layout" svg:width="5.011cm" svg:height="2.952cm" draw:transform="rotate (-1.78180663336101) translate (21.0488362763528cm 2.01557128656142cm)" svg:viewBox="0 0 5012 2953" svg:d="M5012 1490c-293-1366-319-1490-319-1490l-2857 612 399 1863-2235 478">
          <text:p/>
        </draw:path>
        <draw:path draw:style-name="gr8" draw:text-style-name="P3" draw:layer="layout" svg:width="5.249cm" svg:height="8.203cm" draw:transform="rotate (-1.29538337083019) translate (20.108510266037cm 6.91370525809054cm)" svg:viewBox="0 0 5250 8204" svg:d="M0 1711c449-1589 484-1711 484-1711l4766 1347-1831 6477 1345 380">
          <text:p/>
        </draw:path>
        <draw:path draw:style-name="gr9" draw:text-style-name="P3" draw:layer="layout" svg:width="18.922cm" svg:height="7.111cm" draw:transform="rotate (-3.14159265358979) translate (19.558cm 8.12799999999996cm)" svg:viewBox="0 0 18923 7112" svg:d="M17005 0c1918 0 1918 0 1918 0v7112h-18923v-6738h1279">
          <text:p/>
        </draw:path>
        <draw:path draw:style-name="gr9" draw:text-style-name="P3" draw:layer="layout" svg:width="10.011cm" svg:height="4.847cm" draw:transform="skewX (0.0118682389135614) rotate (0.0860447321233204) translate (6.13225196494898cm 12.6328548647959cm)" svg:viewBox="0 0 10012 4848" svg:d="M6608 0c2934 253 3404 293 3404 293l-339 4555-9626-829-47 633">
          <text:p/>
        </draw:path>
        <draw:path draw:style-name="gr10" draw:text-style-name="P3" draw:layer="layout" svg:width="10.159cm" svg:height="4.288cm" draw:transform="skewX (0.0300196631343025) rotate (0.309621409303794) translate (4.99957658596644cm 14.0183050156692cm)" svg:viewBox="0 0 10160 4289" svg:d="M0 2591c351-1209 316-1088 316-1088l8792 2786 1052-3629-2082-660">
          <text:p/>
        </draw:path>
        <draw:path draw:style-name="gr11" draw:text-style-name="P3" draw:layer="layout" svg:width="12.861cm" svg:height="20.095cm" draw:transform="skewX (5.76492070924442E-017) rotate (1.94290052332009) translate (3.96081004112082cm 14.865893625626cm)" svg:viewBox="0 0 12862 20096" svg:d="M7128 1666c739-1893 647-1657 647-1657l5087 1986-7065 18101-5797-2262 1016-2603">
          <text:p/>
        </draw:path>
        <draw:path draw:style-name="gr12" draw:text-style-name="P3" draw:layer="layout" svg:width="11.741cm" svg:height="20.886cm" draw:transform="rotate (1.74550378491953) translate (1.31233105071946cm 12.5214019715475cm)" svg:viewBox="0 0 11742 20887" svg:d="M4944 2377c442-2501 420-2376 420-2376l6378 1126-3488 19760-8254-1457 508-2876">
          <text:p/>
        </draw:path>
        <draw:path draw:style-name="gr7" draw:text-style-name="P3" draw:layer="layout" svg:width="5.814cm" svg:height="5.553cm" draw:transform="skewX (5.76732640533283E-017) rotate (-1.03044239037745) translate (17.2537633617301cm 5.47233668793706cm)" svg:viewBox="0 0 5815 5554" svg:d="M0 5162c588-980 588-980 588-980l2287 1372 2940-4901-1089-653-1111 1851">
          <text:p/>
        </draw:path>
        <draw:path draw:style-name="gr6" draw:text-style-name="P4" draw:layer="layout" svg:width="4.296cm" svg:height="8.277cm" draw:transform="skewX (-1.04729576090015E-016) rotate (-0.982794901798007) translate (19.6654686423038cm 8.73369899706366cm)" svg:viewBox="0 0 4297 8278" svg:d="M669 1796c1127-1690 1198-1796 1198-1796l2430 1620-4297 6446 317 212">
          <text:p/>
        </draw:path>
        <draw:frame draw:style-name="gr2" draw:text-style-name="P1" draw:layer="layout" svg:width="7.245cm" svg:height="3.937cm" svg:x="12.059cm" svg:y="18.034cm">
          <draw:image xlink:href="Pictures/10000201000000DB0000007704FB1338F6B39742.png" xlink:type="simple" xlink:show="embed" xlink:actuate="onLoad" loext:mime-type="image/png">
            <text:p/>
          </draw:image>
        </draw:frame>
        <draw:path draw:style-name="gr13" draw:text-style-name="P3" draw:layer="layout" svg:width="3.384cm" svg:height="4.58cm" draw:transform="skewX (0.237364778271229) rotate (-0.60964350772162) translate (11.6630859734479cm 18.3697920870895cm)" svg:viewBox="0 0 3385 4581" svg:d="M0 3927c615 654 615 654 615 654l2770-2327-1231-1308 1125-946">
          <text:p/>
        </draw:path>
        <draw:path draw:style-name="gr5" draw:text-style-name="P3" xml:id="id4" draw:id="id4" draw:layer="layout" svg:width="8.564cm" svg:height="4.024cm" draw:transform="skewX (-0.149400183970715) rotate (1.3248794351889) translate (7.41167003572783cm 22.2050226991275cm)" svg:viewBox="0 0 8565 4025" svg:d="M8565 2047c-8235 1991-8181 1978-8181 1978l-384-3818 856-207">
          <text:p/>
        </draw:path>
        <draw:path draw:style-name="gr14" draw:text-style-name="P3" xml:id="id3" draw:id="id3" draw:layer="layout" svg:width="0cm" svg:height="1.396cm" svg:x="6.477cm" svg:y="20.847cm" svg:viewBox="0 0 0 1397" svg:d="M0 0c0 1233 0 1397 0 1397">
          <text:p/>
        </draw:path>
        <draw:path draw:style-name="gr13" draw:text-style-name="P3" draw:layer="layout" svg:width="13.5cm" svg:height="2.781cm" draw:transform="skewX (0.194953277447767) rotate (-0.0932005820564979) translate (6.04710752163653cm 19.8666017029472cm)" svg:viewBox="0 0 13501 2782" svg:d="M0 2023c221 759 221 759 221 759l13280-1265-442-1517-1328 127">
          <text:p/>
        </draw:path>
        <draw:path draw:style-name="gr6" draw:text-style-name="P4" draw:layer="layout" svg:width="7.526cm" svg:height="3.307cm" draw:transform="rotate (2.01952047748264) translate (12.3499787798451cm 21.8055670038638cm)" svg:viewBox="0 0 7527 3308" svg:d="M0 1375c716-1487 661-1373 661-1373l6866 3306">
          <text:p/>
        </draw:path>
        <draw:path draw:style-name="gr15" draw:text-style-name="P3" draw:layer="layout" svg:width="9.332cm" svg:height="5.212cm" draw:transform="rotate (-2.17851997233932) translate (14.3235478637911cm 19.406236663306cm)" svg:viewBox="0 0 9333 5213" svg:d="M0 1514c1160 1668 1015 1459 1015 1459l4275-2973 3626 5213 417-290">
          <text:p/>
        </draw:path>
        <draw:path draw:style-name="gr15" draw:text-style-name="P3" draw:layer="layout" svg:width="3.976cm" svg:height="6.919cm" draw:transform="rotate (-0.602313124863244) translate (18.5592292805798cm 18.4823552489512cm)" svg:viewBox="0 0 3977 6920" svg:d="M0 1151c1674-1151 1674-1151 1674-1151l2303 3349-3977 2734 576 837">
          <text:p/>
        </draw:path>
        <draw:frame draw:style-name="gr2" draw:text-style-name="P1" draw:layer="layout" svg:width="2.407cm" svg:height="1.613cm" draw:transform="rotate (-1.5707963267949) translate (18.796cm 15.881cm)">
          <draw:image xlink:href="Pictures/100002010000005B0000003D9A4F17E6B1956064.png" xlink:type="simple" xlink:show="embed" xlink:actuate="onLoad" loext:mime-type="image/png">
            <text:p/>
          </draw:image>
        </draw:frame>
        <draw:path draw:style-name="gr16" draw:text-style-name="P3" draw:layer="layout" svg:width="7.325cm" svg:height="6.758cm" draw:transform="skewX (7.5233412375009E-017) rotate (2.6778586713349) translate (15.7980825841649cm 21.9965951934131cm)" svg:viewBox="0 0 7326 6759" svg:d="M2783 1477c2726-1363 2953-1477 2953-1477l1590 3180-7156 3579-170-341">
          <text:p/>
        </draw:path>
        <draw:path draw:style-name="gr17" draw:text-style-name="P3" draw:layer="layout" svg:width="1.163cm" svg:height="1.095cm" draw:transform="rotate (1.15261543801706) translate (18.1754185585068cm 18.9859047956335cm)" svg:viewBox="0 0 1164 1096" svg:d="M0 1096c1277-567 1161-516 1161-516l-258-580">
          <text:p/>
        </draw:path>
        <draw:path draw:style-name="gr8" draw:text-style-name="P3" draw:layer="layout" svg:width="3.936cm" svg:height="11.302cm" svg:x="6.096cm" svg:y="13.589cm" svg:viewBox="0 0 3937 11303" svg:d="M0 11303c3810 0 3937 0 3937 0v-11303">
          <text:p/>
        </draw:path>
        <draw:frame draw:style-name="gr2" draw:text-style-name="P1" draw:layer="layout" svg:width="0.73cm" svg:height="0.936cm" draw:transform="skewX (-0.0651007810993885) translate (17.497cm 25.146cm)">
          <draw:image xlink:href="Pictures/10000201000000AC0000008034559988CCAC839E.png" xlink:type="simple" xlink:show="embed" xlink:actuate="onLoad" loext:mime-type="image/png">
            <text:p/>
          </draw:image>
        </draw:frame>
        <draw:path draw:style-name="gr18" draw:text-style-name="P3" draw:layer="layout" svg:width="1.63cm" svg:height="0.646cm" draw:transform="rotate (0.165108147238664) translate (16.129cm 25.019cm)" svg:viewBox="0 0 1631 647" svg:d="M0 0c1754 292 1629 271 1629 271l-63 376">
          <text:p/>
        </draw:path>
        <draw:path draw:style-name="gr19" draw:text-style-name="P3" draw:layer="layout" svg:width="3.348cm" svg:height="2.385cm" draw:transform="skewX (0.290946386307455) rotate (-2.51693931430102) translate (4.77864709922773cm 25.8544287012798cm)" svg:viewBox="0 0 3349 2386" svg:d="M0 976c2820 1672 2350 1393 2350 1393l999-2369">
          <text:p/>
        </draw:path>
        <draw:line draw:style-name="gr20" draw:text-style-name="P3" draw:layer="layout" svg:x1="1.343cm" svg:y1="27.813cm" svg:x2="2.74cm" svg:y2="27.813cm">
          <text:p/>
        </draw:line>
        <draw:line draw:style-name="gr20" draw:text-style-name="P3" draw:layer="layout" svg:x1="1.651cm" svg:y1="28.067cm" svg:x2="2.413cm" svg:y2="28.067cm">
          <text:p/>
        </draw:line>
        <draw:frame draw:style-name="gr2" draw:text-style-name="P1" draw:layer="layout" svg:width="0.73cm" svg:height="0.936cm" draw:transform="skewX (-0.0651007810993885) translate (1.749cm 28.575cm)">
          <draw:image xlink:href="Pictures/10000201000000AC0000008034559988CCAC839E.png" xlink:type="simple" xlink:show="embed" xlink:actuate="onLoad" loext:mime-type="image/png">
            <text:p/>
          </draw:image>
        </draw:frame>
        <draw:path draw:style-name="gr21" draw:text-style-name="P3" draw:layer="layout" svg:width="0.517cm" svg:height="0cm" draw:transform="rotate (-1.5707963267949) translate (2.059cm 28.067cm)" svg:viewBox="0 0 518 0" svg:d="M0 0c635 0 508 0 508 0">
          <text:p/>
        </draw:path>
        <draw:frame draw:style-name="gr22" draw:text-style-name="P5" draw:layer="layout" svg:width="1.158cm" svg:height="0.607cm" svg:x="2.741cm" svg:y="27.565cm">
          <draw:text-box draw:corner-radius="0.12cm">
            <text:p><text:span text:style-name="T1">24 V</text:span></text:p>
          </draw:text-box>
        </draw:frame>
        <draw:path draw:style-name="gr19" draw:text-style-name="P3" draw:layer="layout" svg:width="11.285cm" svg:height="2.585cm" draw:transform="skewX (-0.285710398551472) rotate (-2.88363299014503) translate (14.3388094032225cm 25.2089467493247cm)" svg:viewBox="0 0 11286 2586" svg:d="M0 213c2289 655 1832 524 1832 524l410-737 9044 2586">
          <text:p/>
        </draw:path>
        <draw:frame draw:style-name="gr2" draw:text-style-name="P1" draw:layer="layout" svg:width="0.818cm" svg:height="2.922cm" draw:transform="skewX (-0.00383972435438752) rotate (1.57446151822408) translate (0.253cm 23.205cm)">
          <draw:image xlink:href="Pictures/100002010000005000000100CEF3076E9A006DA0.png" xlink:type="simple" xlink:show="embed" xlink:actuate="onLoad" loext:mime-type="image/png">
            <text:p/>
          </draw:image>
        </draw:frame>
        <draw:path draw:style-name="gr23" draw:text-style-name="P3" draw:layer="layout" svg:width="1.269cm" svg:height="5.333cm" draw:transform="rotate (1.5707963267949) translate (0.381000000000001cm 24.003cm)" svg:viewBox="0 0 1270 5334" svg:d="M0 5334c635 0 635 0 635 0v-5334h635">
          <text:p/>
        </draw:path>
        <draw:path draw:style-name="gr24" draw:text-style-name="P3" draw:layer="layout" svg:width="16.001cm" svg:height="13.461cm" draw:transform="rotate (1.5707963267949) translate (1.651cm 22.606cm)" svg:viewBox="0 0 16002 13462" svg:d="M0 0c1905 0 2159 0 2159 0h5715v11449h8128v2013">
          <text:p/>
        </draw:path>
        <draw:frame draw:style-name="gr25" draw:text-style-name="P6" draw:layer="layout" svg:width="2.94cm" svg:height="0.607cm" svg:x="13.932cm" svg:y="17.27cm">
          <draw:text-box>
            <text:p><text:span text:style-name="T2">OP-Amp LM 358</text:span></text:p>
          </draw:text-box>
        </draw:frame>
        <draw:path draw:style-name="gr21" draw:text-style-name="P3" draw:layer="layout" svg:width="8.395cm" svg:height="1.777cm" draw:transform="rotate (-1.5707963267949) translate (4.31799999999999cm 13.589cm)" svg:viewBox="0 0 8396 1778" svg:d="M8001 127c508 0 381-127 381-127v1778h-8382">
          <text:p/>
        </draw:path>
        <draw:frame draw:style-name="gr26" draw:text-style-name="P7" draw:layer="layout" svg:width="1.823cm" svg:height="2.299cm" svg:x="17.78cm" svg:y="26.115cm">
          <draw:text-box>
            <text:p><text:span text:style-name="T3"/></text:p>
            <text:p><text:span text:style-name="T4"/></text:p>
            <text:p><text:span text:style-name="T4">3.3 V <text:s/></text:span></text:p>
            <text:p><text:span text:style-name="T4">GND</text:span></text:p>
          </draw:text-box>
        </draw:frame>
        <draw:line draw:style-name="gr5" draw:text-style-name="P3" draw:layer="layout" svg:x1="19.304cm" svg:y1="27.432cm" svg:x2="20.32cm" svg:y2="27.432cm">
          <text:p/>
        </draw:line>
        <draw:frame draw:style-name="gr2" draw:text-style-name="P1" draw:layer="layout" svg:width="0.496cm" svg:height="0.635cm" draw:transform="skewX (-0.0644026493985908) translate (2.794cm 24.003cm)">
          <draw:image xlink:href="Pictures/10000201000000AC0000008034559988CCAC839E.png" xlink:type="simple" xlink:show="embed" xlink:actuate="onLoad" loext:mime-type="image/png">
            <text:p/>
          </draw:image>
        </draw:frame>
        <draw:path draw:style-name="gr27" draw:text-style-name="P3" draw:layer="layout" svg:width="0cm" svg:height="1.015cm" svg:x="3.021cm" svg:y="22.733cm" svg:viewBox="0 0 0 1016" svg:d="M0 0c0 1016 0 1016 0 1016">
          <text:p/>
        </draw:path>
        <draw:line draw:style-name="gr28" draw:text-style-name="P3" draw:layer="layout" svg:x1="19.304cm" svg:y1="28.067cm" svg:x2="20.32cm" svg:y2="28.067cm">
          <text:p/>
        </draw:line>
        <draw:frame draw:style-name="gr2" draw:text-style-name="P1" draw:layer="layout" svg:width="0.892cm" svg:height="3.186cm" draw:transform="skewX (-0.00401425727958696) rotate (1.57411245237369) translate (17.647cm 24.792cm)">
          <draw:image xlink:href="Pictures/100002010000005000000100CEF3076E9A006DA0.png" xlink:type="simple" xlink:show="embed" xlink:actuate="onLoad" loext:mime-type="image/png">
            <text:p/>
          </draw:image>
        </draw:frame>
        <draw:line draw:style-name="gr5" draw:text-style-name="P3" draw:layer="layout" svg:x1="4.953cm" svg:y1="21.336cm" svg:x2="4.953cm" svg:y2="22.225cm">
          <text:p/>
        </draw:line>
        <draw:line draw:style-name="gr29" draw:text-style-name="P3" draw:layer="layout" svg:x1="15.875cm" svg:y1="24.284cm" svg:x2="17.78cm" svg:y2="24.284cm">
          <text:p/>
        </draw:line>
        <draw:path draw:style-name="gr24" draw:text-style-name="P3" draw:layer="layout" svg:width="16.255cm" svg:height="5.46cm" draw:transform="rotate (1.5707963267949) translate (13.716cm 24.003cm)" svg:viewBox="0 0 16256 5461" svg:d="M0 5461c12573 0 12700 0 12700 0v-5461h3556v1270h-127">
          <text:p/>
        </draw:path>
        <draw:path draw:style-name="gr8" draw:text-style-name="P3" draw:layer="layout" svg:width="3.046cm" svg:height="1.839cm" draw:transform="skewX (0.297578637465033) rotate (-2.42269153469333) translate (20.9871766385695cm 24.7685595038234cm)" svg:viewBox="0 0 3047 1840" svg:d="M0 669c380-669 380-669 380-669l2667 1840">
          <text:p/>
        </draw:path>
        <draw:connector draw:style-name="gr30" draw:text-style-name="P8" draw:layer="layout" svg:x1="7.865cm" svg:y1="12.501cm" svg:x2="11.231cm" svg:y2="16.494cm" draw:start-shape="id1" draw:end-shape="id2" svg:d="M7865 12501v4534h3366v-541" svg:viewBox="0 0 3367 4535">
          <text:p/>
        </draw:connector>
        <draw:connector draw:style-name="gr30" draw:text-style-name="P8" draw:layer="layout" svg:x1="7.865cm" svg:y1="12.501cm" svg:x2="11.231cm" svg:y2="16.494cm" draw:start-shape="id1" draw:end-shape="id2" svg:d="M7865 12501v4534h3366v-541" svg:viewBox="0 0 3367 4535">
          <text:p/>
        </draw:connector>
        <draw:line draw:style-name="gr31" draw:text-style-name="P3" draw:layer="layout" svg:x1="13.97cm" svg:y1="2.667cm" svg:x2="12.827cm" svg:y2="2.667cm">
          <text:p/>
        </draw:line>
        <draw:connector draw:style-name="gr32" draw:text-style-name="P3" draw:layer="layout" draw:type="line" svg:x1="6.477cm" svg:y1="22.244cm" svg:x2="9.588cm" svg:y2="22.225cm" draw:start-shape="id3" draw:start-glue-point="2" draw:end-shape="id4" svg:d="M6477 22244l3111-19" svg:viewBox="0 0 3112 20">
          <text:p/>
        </draw:connector>
        <draw:line draw:style-name="gr33" draw:text-style-name="P3" draw:layer="layout" svg:x1="4.953cm" svg:y1="22.225cm" svg:x2="2.159cm" svg:y2="22.225cm">
          <text:p/>
        </draw:line>
        <draw:line draw:style-name="gr33" draw:text-style-name="P3" draw:layer="layout" svg:x1="1.778cm" svg:y1="2.921cm" svg:x2="2.159cm" svg:y2="22.225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ot" draw:style="rect" draw:dots1="1" draw:dots1-length="100%" draw:distance="100%"/>
    <draw:stroke-dash draw:name="Double_20_Dash" draw:display-name="Double Dash" draw:style="rect" draw:dots1="1" draw:dots1-length="1100%" draw:dots2="1" draw:dots2-length="1100%" draw:distance="500%"/>
    <draw:stroke-dash draw:name="Double_20_Dash_20_Dot_20_Dot" draw:display-name="Double Dash Dot Dot" draw:style="rect" draw:dots1="1" draw:dots1-length="1100%" draw:dots2="2" draw:dots2-length="100%" draw:distance="500%"/>
    <draw:stroke-dash draw:name="Long_20_Dash_20_Dot" draw:display-name="Long Dash Dot" draw:style="rect" draw:dots1="1" draw:dots1-length="600%" draw:dots2="1" draw:dots2-length="1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7T17:44:57.664371239</meta:creation-date>
    <dc:date>2022-01-13T21:02:26.043300799</dc:date>
    <meta:editing-duration>PT2H38M49S</meta:editing-duration>
    <meta:editing-cycles>38</meta:editing-cycles>
    <meta:generator>LibreOffice/6.4.7.2$Linux_X86_64 LibreOffice_project/40$Build-2</meta:generator>
    <meta:document-statistic meta:object-count="120"/>
  </office:meta>
</office:document-meta>
</file>